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5.417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75cm"/>
    </style:style>
    <style:style style:name="co9" style:family="table-column">
      <style:table-column-properties fo:break-before="auto" style:column-width="3.399cm"/>
    </style:style>
    <style:style style:name="co10" style:family="table-column">
      <style:table-column-properties fo:break-before="auto" style:column-width="3.842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2.985cm"/>
    </style:style>
    <style:style style:name="co15" style:family="table-column">
      <style:table-column-properties fo:break-before="auto" style:column-width="3.013cm"/>
    </style:style>
    <style:style style:name="co16" style:family="table-column">
      <style:table-column-properties fo:break-before="auto" style:column-width="3.233cm"/>
    </style:style>
    <style:style style:name="co17" style:family="table-column">
      <style:table-column-properties fo:break-before="auto" style:column-width="2.902cm"/>
    </style:style>
    <style:style style:name="co18" style:family="table-column">
      <style:table-column-properties fo:break-before="auto" style:column-width="3.15cm"/>
    </style:style>
    <style:style style:name="co19" style:family="table-column">
      <style:table-column-properties fo:break-before="auto" style:column-width="6.468cm"/>
    </style:style>
    <style:style style:name="co20" style:family="table-column">
      <style:table-column-properties fo:break-before="auto" style:column-width="2.997cm"/>
    </style:style>
    <style:style style:name="co21" style:family="table-column">
      <style:table-column-properties fo:break-before="auto" style:column-width="2.847cm"/>
    </style:style>
    <style:style style:name="co22" style:family="table-column">
      <style:table-column-properties fo:break-before="auto" style:column-width="9.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#eeeeee"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uteilpreis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Würth Sampling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style-name="ce17" table:number-columns-repeated="100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PINHD</text:p>
          </table:table-cell>
          <table:table-cell table:style-name="ce5" office:value-type="string" calcext:value-type="string">
            <text:p>PIN HEADER</text:p>
          </table:table-cell>
          <table:table-cell table:style-name="ce9" table:number-columns-repeated="2"/>
          <table:table-cell table:style-name="ce12" office:value-type="string" calcext:value-type="string">
            <text:p>X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number-columns-repeated="2"/>
          <table:table-cell table:style-name="ce4" office:value-type="float" office:value="434351045816" calcext:value-type="float">
            <text:p>434351045816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WR-MJ 8P8C Dual Jack</text:p>
          </table:table-cell>
          <table:table-cell table:style-name="ce9" table:number-columns-repeated="2"/>
          <table:table-cell table:style-name="ce4" office:value-type="float" office:value="615016240521" calcext:value-type="float">
            <text:p>615016240521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12510002" calcext:value-type="float">
            <text:p>691312510002</text:p>
          </table:table-cell>
          <table:table-cell table:style-name="ce5" office:value-type="string" calcext:value-type="string">
            <text:p>WR-TBL Serie 312 - 5.08 mm</text:p>
          </table:table-cell>
          <table:table-cell table:style-name="ce9" table:number-columns-repeated="2"/>
          <table:table-cell table:style-name="ce4" office:value-type="float" office:value="691312510002" calcext:value-type="float">
            <text:p>69131251000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number-columns-repeated="2"/>
          <table:table-cell table:style-name="ce4" office:value-type="float" office:value="691322310005" calcext:value-type="float">
            <text:p>691322310005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number-columns-repeated="2"/>
          <table:table-cell table:style-name="ce4" office:value-type="float" office:value="691322310002" calcext:value-type="float">
            <text:p>69132231000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32510012" calcext:value-type="float">
            <text:p>691332510012</text:p>
          </table:table-cell>
          <table:table-cell table:style-name="ce5" office:value-type="string" calcext:value-type="string">
            <text:p>WR-TBL Serie 3325 – 5.08mm</text:p>
          </table:table-cell>
          <table:table-cell table:style-name="ce9" table:number-columns-repeated="2"/>
          <table:table-cell table:style-name="ce4" office:value-type="float" office:value="691332510012" calcext:value-type="float">
            <text:p>69133251001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6101000002" calcext:value-type="float">
            <text:p>696101000002</text:p>
          </table:table-cell>
          <table:table-cell table:style-name="ce5" office:value-type="string" calcext:value-type="string">
            <text:p>WR-FSH PTF/15 FUSEHOLDER</text:p>
          </table:table-cell>
          <table:table-cell table:style-name="ce9" table:number-columns-repeated="2"/>
          <table:table-cell table:style-name="ce4" office:value-type="float" office:value="696101000002" calcext:value-type="float">
            <text:p>69610100000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400826021" calcext:value-type="float">
            <text:p>61400826021</text:p>
          </table:table-cell>
          <table:table-cell table:style-name="ce5" office:value-type="string" calcext:value-type="string">
            <text:p>WR-COM Dual USB</text:p>
          </table:table-cell>
          <table:table-cell table:style-name="ce9" table:number-columns-repeated="2"/>
          <table:table-cell table:style-name="ce4" office:value-type="float" office:value="61400826021" calcext:value-type="float">
            <text:p>61400826021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5064243321" calcext:value-type="float">
            <text:p>615064243321</text:p>
          </table:table-cell>
          <table:table-cell table:style-name="ce5" office:value-type="string" calcext:value-type="string">
            <text:p>WR-MJ 2 x 4 8P8C</text:p>
          </table:table-cell>
          <table:table-cell table:style-name="ce9" table:number-columns-repeated="2"/>
          <table:table-cell table:style-name="ce4" office:value-type="float" office:value="615064243321" calcext:value-type="float">
            <text:p>615064243321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tandard Passiv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3" office:value-type="string" calcext:value-type="string">
            <text:p>1pc</text:p>
          </table:table-cell>
          <table:table-cell table:style-name="ce3" office:value-type="string" calcext:value-type="string">
            <text:p>10pc</text:p>
          </table:table-cell>
          <table:table-cell table:style-name="ce3" office:value-type="string" calcext:value-type="string">
            <text:p>50pc</text:p>
          </table:table-cell>
          <table:table-cell table:style-name="ce3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1" calcext:value-type="float">
            <text:p>0,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1" calcext:value-type="float">
            <text:p>0,01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LED3MM</text:p>
          </table:table-cell>
          <table:table-cell table:style-name="ce5" office:value-type="string" calcext:value-type="string">
            <text:p>3mm LED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5" calcext:value-type="float">
            <text:p>0,05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100u</text:p>
          </table:table-cell>
          <table:table-cell table:style-name="ce4" office:value-type="string" calcext:value-type="string">
            <text:p>E5-10,5</text:p>
          </table:table-cell>
          <table:table-cell table:style-name="ce5"/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EEE-FK1V101P-CASE-F</text:p>
          </table:table-cell>
          <table:table-cell table:style-name="ce4" office:value-type="string" calcext:value-type="string">
            <text:p>Alu Elko,SMD</text:p>
          </table:table-cell>
          <table:table-cell table:style-name="ce10" office:value-type="float" office:value="9695869" calcext:value-type="float">
            <text:p>9695869</text:p>
          </table:table-cell>
          <table:table-cell table:style-name="ce4"/>
          <table:table-cell table:style-name="ce9" table:number-columns-repeated="3"/>
          <table:table-cell table:style-name="ce5" table:number-columns-repeated="2"/>
          <table:table-cell table:style-name="ce5" office:value-type="float" office:value="0.722" calcext:value-type="float">
            <text:p>0,722</text:p>
          </table:table-cell>
          <table:table-cell table:style-name="ce5" office:value-type="float" office:value="0.464" calcext:value-type="float">
            <text:p>0,464</text:p>
          </table:table-cell>
          <table:table-cell table:number-columns-repeated="2" table:style-name="ce5" office:value-type="float" office:value="0.306" calcext:value-type="float">
            <text:p>0,306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5" office:value-type="string" calcext:value-type="string">
            <text:p>ES2D</text:p>
          </table:table-cell>
          <table:table-cell table:style-name="ce4" office:value-type="string" calcext:value-type="string">
            <text:p>DIODE</text:p>
          </table:table-cell>
          <table:table-cell table:style-name="ce10" office:value-type="float" office:value="2061432" calcext:value-type="float">
            <text:p>2061432</text:p>
          </table:table-cell>
          <table:table-cell table:style-name="ce4"/>
          <table:table-cell table:style-name="ce9" table:number-columns-repeated="3"/>
          <table:table-cell table:style-name="ce5" office:value-type="string" calcext:value-type="string">
            <text:p>SMB</text:p>
          </table:table-cell>
          <table:table-cell table:style-name="ce5"/>
          <table:table-cell table:number-columns-repeated="2" table:style-name="ce5" office:value-type="float" office:value="0.359" calcext:value-type="float">
            <text:p>0,359</text:p>
          </table:table-cell>
          <table:table-cell table:style-name="ce5" office:value-type="float" office:value="0.27" calcext:value-type="float">
            <text:p>0,27</text:p>
          </table:table-cell>
          <table:table-cell table:style-name="ce5" office:value-type="float" office:value="0.186" calcext:value-type="float">
            <text:p>0,1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C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DS1115IDGST</text:p>
          </table:table-cell>
          <table:table-cell table:style-name="ce5" office:value-type="string" calcext:value-type="string">
            <text:p>ADC</text:p>
          </table:table-cell>
          <table:table-cell table:style-name="ce11" office:value-type="float" office:value="1762981" calcext:value-type="float">
            <text:p>1762981</text:p>
          </table:table-cell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office:value-type="string" calcext:value-type="string">
            <text:p>MSOP-10</text:p>
          </table:table-cell>
          <table:table-cell table:style-name="ce5"/>
          <table:table-cell table:number-columns-repeated="4" table:style-name="ce5" office:value-type="float" office:value="2.4" calcext:value-type="float">
            <text:p>2,4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3S17-E/SO</text:p>
          </table:table-cell>
          <table:table-cell table:style-name="ce5" office:value-type="string" calcext:value-type="string">
            <text:p>16-Bit I/O Expander</text:p>
          </table:table-cell>
          <table:table-cell table:style-name="ce12" office:value-type="float" office:value="1332093" calcext:value-type="float">
            <text:p>1332093</text:p>
          </table:table-cell>
          <table:table-cell table:style-name="ce9" table:number-columns-repeated="4"/>
          <table:table-cell table:style-name="ce5" office:value-type="string" calcext:value-type="string">
            <text:p>SOIC-28</text:p>
          </table:table-cell>
          <table:table-cell table:style-name="ce5"/>
          <table:table-cell table:style-name="ce15" office:value-type="float" office:value="1.27" calcext:value-type="float">
            <text:p>1,27</text:p>
          </table:table-cell>
          <table:table-cell table:style-name="ce5" office:value-type="float" office:value="1.21" calcext:value-type="float">
            <text:p>1,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2" calcext:value-type="float">
            <text:p>0,92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IRLR2905PBF </text:p>
          </table:table-cell>
          <table:table-cell table:style-name="ce5" office:value-type="string" calcext:value-type="string">
            <text:p>N Mosfet</text:p>
          </table:table-cell>
          <table:table-cell table:style-name="ce11" office:value-type="float" office:value="8651264" calcext:value-type="float">
            <text:p>8651264</text:p>
          </table:table-cell>
          <table:table-cell table:style-name="ce5" office:value-type="string" calcext:value-type="string">
            <text:p>IRLR 2905 </text:p>
          </table:table-cell>
          <table:table-cell table:style-name="ce5"/>
          <table:table-cell table:style-name="ce14" office:value-type="string" calcext:value-type="string">
            <text:p>162848 - 62 </text:p>
          </table:table-cell>
          <table:table-cell table:style-name="ce14"/>
          <table:table-cell table:style-name="ce5" office:value-type="string" calcext:value-type="string">
            <text:p>DPAK</text:p>
          </table:table-cell>
          <table:table-cell table:style-name="ce5"/>
          <table:table-cell table:style-name="ce5" office:value-type="float" office:value="0.58" calcext:value-type="float">
            <text:p>0,58</text:p>
          </table:table-cell>
          <table:table-cell table:number-columns-repeated="2" table:style-name="ce5" office:value-type="float" office:value="0.52" calcext:value-type="float">
            <text:p>0,52</text:p>
          </table:table-cell>
          <table:table-cell table:style-name="ce5" office:value-type="float" office:value="0.46" calcext:value-type="float">
            <text:p>0,46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CAN Controller</text:p>
          </table:table-cell>
          <table:table-cell table:style-name="ce13" office:value-type="float" office:value="1292239" calcext:value-type="float">
            <text:p>1292239</text:p>
          </table:table-cell>
          <table:table-cell table:style-name="ce5" table:number-columns-repeated="4"/>
          <table:table-cell table:style-name="ce5" office:value-type="string" calcext:value-type="string">
            <text:p>SOIC127</text:p>
          </table:table-cell>
          <table:table-cell table:style-name="ce5"/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office:value-type="float" office:value="1.43" calcext:value-type="float">
            <text:p>1,43</text:p>
          </table:table-cell>
          <table:table-cell table:style-name="ce5" office:value-type="float" office:value="1.34" calcext:value-type="float">
            <text:p>1,34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CAN Transceiver</text:p>
          </table:table-cell>
          <table:table-cell table:style-name="ce13" office:value-type="float" office:value="9758569" calcext:value-type="float">
            <text:p>9758569</text:p>
          </table:table-cell>
          <table:table-cell table:style-name="ce5" table:number-columns-repeated="4"/>
          <table:table-cell table:style-name="ce5" office:value-type="string" calcext:value-type="string">
            <text:p>SO-8</text:p>
          </table:table-cell>
          <table:table-cell table:style-name="ce5"/>
          <table:table-cell table:style-name="ce5" office:value-type="float" office:value="1.09" calcext:value-type="float">
            <text:p>1,09</text:p>
          </table:table-cell>
          <table:table-cell table:style-name="ce5" office:value-type="float" office:value="0.822" calcext:value-type="float">
            <text:p>0,822</text:p>
          </table:table-cell>
          <table:table-cell table:style-name="ce5" office:value-type="float" office:value="0.777" calcext:value-type="float">
            <text:p>0,777</text:p>
          </table:table-cell>
          <table:table-cell table:style-name="ce5" office:value-type="float" office:value="0.755" calcext:value-type="float">
            <text:p>0,755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PCA9685</text:p>
          </table:table-cell>
          <table:table-cell table:style-name="ce5" office:value-type="string" calcext:value-type="string">
            <text:p>PCA9685 - 16 Channel PWM </text:p>
          </table:table-cell>
          <table:table-cell table:style-name="ce12" office:value-type="float" office:value="1854074" calcext:value-type="float">
            <text:p>1854074</text:p>
          </table:table-cell>
          <table:table-cell table:style-name="ce5" table:number-columns-repeated="4"/>
          <table:table-cell table:style-name="ce5" office:value-type="string" calcext:value-type="string">
            <text:p>TSSOP28</text:p>
          </table:table-cell>
          <table:table-cell table:style-name="ce5"/>
          <table:table-cell table:style-name="ce5" office:value-type="float" office:value="2.13" calcext:value-type="float">
            <text:p>2,13</text:p>
          </table:table-cell>
          <table:table-cell table:number-columns-repeated="2" table:style-name="ce5" office:value-type="float" office:value="1.72" calcext:value-type="float">
            <text:p>1,72</text:p>
          </table:table-cell>
          <table:table-cell table:style-name="ce5" office:value-type="float" office:value="1.38" calcext:value-type="float">
            <text:p>1,38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DS1820TO92</text:p>
          </table:table-cell>
          <table:table-cell table:style-name="ce5" office:value-type="string" calcext:value-type="string">
            <text:p>DS1820 - 1-Wire Thermometer</text:p>
          </table:table-cell>
          <table:table-cell table:style-name="ce9" office:value-type="float" office:value="9724761" calcext:value-type="float">
            <text:p>9724761</text:p>
          </table:table-cell>
          <table:table-cell table:style-name="ce14" office:value-type="string" calcext:value-type="string">
            <text:p>DS 18S20 </text:p>
          </table:table-cell>
          <table:table-cell table:style-name="ce5" table:number-columns-repeated="3"/>
          <table:table-cell table:style-name="ce5" office:value-type="string" calcext:value-type="string">
            <text:p>TO-92</text:p>
          </table:table-cell>
          <table:table-cell table:style-name="ce5"/>
          <table:table-cell table:number-columns-repeated="4" table:style-name="ce16" office:value-type="float" office:value="2.2" calcext:value-type="float">
            <text:p>2,2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AX481CSA</text:p>
          </table:table-cell>
          <table:table-cell table:style-name="ce5" office:value-type="string" calcext:value-type="string">
            <text:p>RS485 TRANSEIVER</text:p>
          </table:table-cell>
          <table:table-cell table:style-name="ce12" office:value-type="float" office:value="2512115" calcext:value-type="float">
            <text:p>2512115</text:p>
          </table:table-cell>
          <table:table-cell table:style-name="ce5" office:value-type="string" calcext:value-type="string">
            <text:p>MAX 481 CSA </text:p>
          </table:table-cell>
          <table:table-cell table:style-name="ce5" table:number-columns-repeated="3"/>
          <table:table-cell table:style-name="ce5" office:value-type="string" calcext:value-type="string">
            <text:p>SO08</text:p>
          </table:table-cell>
          <table:table-cell table:style-name="ce5"/>
          <table:table-cell table:style-name="ce5" office:value-type="float" office:value="1.69" calcext:value-type="float">
            <text:p>1,69</text:p>
          </table:table-cell>
          <table:table-cell table:number-columns-repeated="2" table:style-name="ce5" office:value-type="float" office:value="1.68" calcext:value-type="float">
            <text:p>1,68</text:p>
          </table:table-cell>
          <table:table-cell table:style-name="ce5" office:value-type="float" office:value="1.67" calcext:value-type="float">
            <text:p>1,67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dul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12"/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KIM-055L</text:p>
          </table:table-cell>
          <table:table-cell table:style-name="ce5" office:value-type="string" calcext:value-type="string">
            <text:p>5V 5amp DC DC module</text:p>
          </table:table-cell>
          <table:table-cell table:style-name="ce5"/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15" office:value-type="float" office:value="2.5" calcext:value-type="float">
            <text:p>2,5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STEP-STICK</text:p>
          </table:table-cell>
          <table:table-cell table:style-name="ce5" office:value-type="string" calcext:value-type="string">
            <text:p>STEP-STICK</text:p>
          </table:table-cell>
          <table:table-cell table:style-name="ce5" table:number-columns-repeated="4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5" office:value-type="float" office:value="1.5" calcext:value-type="float">
            <text:p>1,5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 table:number-columns-repeated="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agerwar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MEBP_8-8G</text:p>
          </table:table-cell>
          <table:table-cell table:style-name="ce4" office:value-type="string" calcext:value-type="string">
            <text:p>MEBP</text:p>
          </table:table-cell>
          <table:table-cell table:style-name="ce5" office:value-type="string" calcext:value-type="string">
            <text:p>RJ45 geschirmt MEBP 8-8G</text:p>
          </table:table-cell>
          <table:table-cell table:style-name="ce12"/>
          <table:table-cell table:style-name="ce9" table:number-columns-repeated="4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CRYSTALHC49S</text:p>
          </table:table-cell>
          <table:table-cell table:style-name="ce4" office:value-type="string" calcext:value-type="string">
            <text:p>HC49/S</text:p>
          </table:table-cell>
          <table:table-cell table:style-name="ce5" office:value-type="string" calcext:value-type="string">
            <text:p>16mhz Quarz</text:p>
          </table:table-cell>
          <table:table-cell table:style-name="ce5"/>
          <table:table-cell table:style-name="ce9" table:number-columns-repeated="4"/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table:number-columns-repeated="7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 table:number-columns-repeated="1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 + Addon" table:style-name="ta1"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7" table:default-cell-style-name="ce7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8" office:value-type="string" calcext:value-type="string">
            <text:p>GPIO-Analo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 table:style-name="ce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4/90</text:p>
          </table:table-cell>
          <table:table-cell table:style-name="ce5" office:value-type="string" calcext:value-type="string">
            <text:p>1X04/90</text:p>
          </table:table-cell>
          <table:table-cell table:style-name="ce5" office:value-type="string" calcext:value-type="string">
            <text:p>JP1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5]&lt;10;[.A5]*[.G5];IF([.A5]&lt;50;[.A5]*[.H5];IF([.A5]&lt;100;[.A5]*[.I5];[.A5]*[.J5])))" office:value-type="float" office:value="0" calcext:value-type="float">
            <text:p>0</text:p>
          </table:table-cell>
          <table:table-cell table:style-name="ce9" table:formula="of:=IF([.A5]*10&lt;10;[.A5]*10*[.G5];IF([.A5]*10&lt;50;[.A5]*10*[.H5];IF([.A5]*10&lt;100;[.A5]*10*[.I5];[.A5]*10*[.J5])))" office:value-type="float" office:value="0" calcext:value-type="float">
            <text:p>0</text:p>
          </table:table-cell>
          <table:table-cell table:style-name="ce9" table:formula="of:=IF([.A5]*50&lt;10;[.A5]*50*[.G5];IF([.A5]*50&lt;50;[.A5]*50*[.H5];IF([.A5]*50&lt;100;[.A5]*50*[.I5];[.A5]*50*[.J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7, JP19, JP20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style-name="ce9"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style-name="ce9" table:formula="of:=IF([.A6]*50&lt;10;[.A6]*50*[.G6];IF([.A6]*50&lt;50;[.A6]*50*[.H6];IF([.A6]*50&lt;100;[.A6]*50*[.I6];[.A6]*50*[.J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INHD-2X3/90</text:p>
          </table:table-cell>
          <table:table-cell table:style-name="ce5" office:value-type="string" calcext:value-type="string">
            <text:p>2X03/90</text:p>
          </table:table-cell>
          <table:table-cell table:style-name="ce5" office:value-type="string" calcext:value-type="string">
            <text:p>JP1, JP2, JP3, JP1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style-name="ce9"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style-name="ce9" table:formula="of:=IF([.A7]*50&lt;10;[.A7]*50*[.G7];IF([.A7]*50&lt;50;[.A7]*50*[.H7];IF([.A7]*50&lt;100;[.A7]*50*[.I7];[.A7]*50*[.J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18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8]&lt;10;[.A8]*[.G8];IF([.A8]&lt;50;[.A8]*[.H8];IF([.A8]&lt;100;[.A8]*[.I8];[.A8]*[.J8])))" office:value-type="float" office:value="0" calcext:value-type="float">
            <text:p>0</text:p>
          </table:table-cell>
          <table:table-cell table:style-name="ce9" table:formula="of:=IF([.A8]*10&lt;10;[.A8]*10*[.G8];IF([.A8]*10&lt;50;[.A8]*10*[.H8];IF([.A8]*10&lt;100;[.A8]*10*[.I8];[.A8]*10*[.J8])))" office:value-type="float" office:value="0" calcext:value-type="float">
            <text:p>0</text:p>
          </table:table-cell>
          <table:table-cell table:style-name="ce9" table:formula="of:=IF([.A8]*50&lt;10;[.A8]*50*[.G8];IF([.A8]*50&lt;50;[.A8]*50*[.H8];IF([.A8]*50&lt;100;[.A8]*50*[.I8];[.A8]*50*[.J8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2X4/90</text:p>
          </table:table-cell>
          <table:table-cell table:style-name="ce5" office:value-type="string" calcext:value-type="string">
            <text:p>2X04/90</text:p>
          </table:table-cell>
          <table:table-cell table:style-name="ce5" office:value-type="string" calcext:value-type="string">
            <text:p>JP4, JP9, JP1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]&lt;10;[.A9]*[.G9];IF([.A9]&lt;50;[.A9]*[.H9];IF([.A9]&lt;100;[.A9]*[.I9];[.A9]*[.J9])))" office:value-type="float" office:value="0" calcext:value-type="float">
            <text:p>0</text:p>
          </table:table-cell>
          <table:table-cell table:style-name="ce9" table:formula="of:=IF([.A9]*10&lt;10;[.A9]*10*[.G9];IF([.A9]*10&lt;50;[.A9]*10*[.H9];IF([.A9]*10&lt;100;[.A9]*10*[.I9];[.A9]*10*[.J9])))" office:value-type="float" office:value="0" calcext:value-type="float">
            <text:p>0</text:p>
          </table:table-cell>
          <table:table-cell table:style-name="ce9" table:formula="of:=IF([.A9]*50&lt;10;[.A9]*50*[.G9];IF([.A9]*50&lt;50;[.A9]*50*[.H9];IF([.A9]*50&lt;100;[.A9]*50*[.I9];[.A9]*50*[.J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10]&lt;10;[.A10]*[.G10];IF([.A10]&lt;50;[.A10]*[.H10];IF([.A10]&lt;100;[.A10]*[.I10];[.A10]*[.J10])))" office:value-type="float" office:value="0.03" calcext:value-type="float">
            <text:p>0,03</text:p>
          </table:table-cell>
          <table:table-cell table:style-name="ce9" table:formula="of:=IF([.A10]*10&lt;10;[.A10]*10*[.G10];IF([.A10]*10&lt;50;[.A10]*10*[.H10];IF([.A10]*10&lt;100;[.A10]*10*[.I10];[.A10]*10*[.J10])))" office:value-type="float" office:value="0.3" calcext:value-type="float">
            <text:p>0,3</text:p>
          </table:table-cell>
          <table:table-cell table:style-name="ce9" table:formula="of:=IF([.A10]*50&lt;10;[.A10]*50*[.G10];IF([.A10]*50&lt;50;[.A10]*50*[.H10];IF([.A10]*50&lt;100;[.A10]*50*[.I10];[.A10]*50*[.J10])))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7, R18, R19, R20, R21, R22, R23, R24, R25, R26, R27, R28, R29, R30, R3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1]&lt;10;[.A11]*[.G11];IF([.A11]&lt;50;[.A11]*[.H11];IF([.A11]&lt;100;[.A11]*[.I11];[.A11]*[.J11])))" office:value-type="float" office:value="0.15" calcext:value-type="float">
            <text:p>0,15</text:p>
          </table:table-cell>
          <table:table-cell table:style-name="ce9" table:formula="of:=IF([.A11]*10&lt;10;[.A11]*10*[.G11];IF([.A11]*10&lt;50;[.A11]*10*[.H11];IF([.A11]*10&lt;100;[.A11]*10*[.I11];[.A11]*10*[.J11])))" office:value-type="float" office:value="1.5" calcext:value-type="float">
            <text:p>1,5</text:p>
          </table:table-cell>
          <table:table-cell table:style-name="ce9" table:formula="of:=IF([.A11]*50&lt;10;[.A11]*50*[.G11];IF([.A11]*50&lt;50;[.A11]*50*[.H11];IF([.A11]*50&lt;100;[.A11]*50*[.I11];[.A11]*50*[.J11])))" office:value-type="float" office:value="7.5" calcext:value-type="float">
            <text:p>7,5</text:p>
          </table:table-cell>
          <table:table-cell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2, R3, R4, R5, R6, 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2]&lt;10;[.A12]*[.G12];IF([.A12]&lt;50;[.A12]*[.H12];IF([.A12]&lt;100;[.A12]*[.I12];[.A12]*[.J12])))" office:value-type="float" office:value="0.08" calcext:value-type="float">
            <text:p>0,08</text:p>
          </table:table-cell>
          <table:table-cell table:style-name="ce9" table:formula="of:=IF([.A12]*10&lt;10;[.A12]*10*[.G12];IF([.A12]*10&lt;50;[.A12]*10*[.H12];IF([.A12]*10&lt;100;[.A12]*10*[.I12];[.A12]*10*[.J12])))" office:value-type="float" office:value="0.8" calcext:value-type="float">
            <text:p>0,8</text:p>
          </table:table-cell>
          <table:table-cell table:style-name="ce9" table:formula="of:=IF([.A12]*50&lt;10;[.A12]*50*[.G12];IF([.A12]*50&lt;50;[.A12]*50*[.H12];IF([.A12]*50&lt;100;[.A12]*50*[.I12];[.A12]*50*[.J12])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DS1115IDGST</text:p>
          </table:table-cell>
          <table:table-cell table:style-name="ce5" office:value-type="string" calcext:value-type="string">
            <text:p>SOP50P490X110-10N</text:p>
          </table:table-cell>
          <table:table-cell table:style-name="ce5" office:value-type="string" calcext:value-type="string">
            <text:p>ADS1115</text:p>
          </table:table-cell>
          <table:table-cell table:style-name="ce5" office:value-type="string" calcext:value-type="string">
            <text:p>ADC</text:p>
          </table:table-cell>
          <table:table-cell table:style-name="ce9" table:formula="of:=[Bauteilpreise.L$30]" office:value-type="float" office:value="2.4" calcext:value-type="float">
            <text:p>2,4</text:p>
          </table:table-cell>
          <table:table-cell table:style-name="ce9" table:formula="of:=[Bauteilpreise.M$30]" office:value-type="float" office:value="2.4" calcext:value-type="float">
            <text:p>2,4</text:p>
          </table:table-cell>
          <table:table-cell table:style-name="ce9" table:formula="of:=[Bauteilpreise.N$30]" office:value-type="float" office:value="2.4" calcext:value-type="float">
            <text:p>2,4</text:p>
          </table:table-cell>
          <table:table-cell table:style-name="ce9" table:formula="of:=[Bauteilpreise.O30]" office:value-type="float" office:value="2.4" calcext:value-type="float">
            <text:p>2,4</text:p>
          </table:table-cell>
          <table:table-cell table:style-name="ce9" table:formula="of:=IF([.A13]&lt;10;[.A13]*[.G13];IF([.A13]&lt;50;[.A13]*[.H13];IF([.A13]&lt;100;[.A13]*[.I13];[.A13]*[.J13])))" office:value-type="float" office:value="2.4" calcext:value-type="float">
            <text:p>2,4</text:p>
          </table:table-cell>
          <table:table-cell table:style-name="ce9" table:formula="of:=IF([.A13]*10&lt;10;[.A13]*10*[.G13];IF([.A13]*10&lt;50;[.A13]*10*[.H13];IF([.A13]*10&lt;100;[.A13]*10*[.I13];[.A13]*10*[.J13])))" office:value-type="float" office:value="24" calcext:value-type="float">
            <text:p>24</text:p>
          </table:table-cell>
          <table:table-cell table:style-name="ce9" table:formula="of:=IF([.A13]*50&lt;10;[.A13]*50*[.G13];IF([.A13]*50&lt;50;[.A13]*50*[.H13];IF([.A13]*50&lt;100;[.A13]*50*[.I13];[.A13]*50*[.J13]))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3S17-E/SO</text:p>
          </table:table-cell>
          <table:table-cell table:style-name="ce5" office:value-type="string" calcext:value-type="string">
            <text:p>SOIC127P030X265-28N</text:p>
          </table:table-cell>
          <table:table-cell table:style-name="ce5" office:value-type="string" calcext:value-type="string">
            <text:p>U$1</text:p>
          </table:table-cell>
          <table:table-cell table:style-name="ce5" office:value-type="string" calcext:value-type="string">
            <text:p>16-Bit I/O Expander</text:p>
          </table:table-cell>
          <table:table-cell table:style-name="ce20" table:formula="of:=[Bauteilpreise.L$31]" office:value-type="float" office:value="1.27" calcext:value-type="float">
            <text:p>1,27</text:p>
          </table:table-cell>
          <table:table-cell table:style-name="ce20" table:formula="of:=[Bauteilpreise.M$31]" office:value-type="float" office:value="1.21" calcext:value-type="float">
            <text:p>1,21</text:p>
          </table:table-cell>
          <table:table-cell table:style-name="ce20" table:formula="of:=[Bauteilpreise.N$31]" office:value-type="float" office:value="1" calcext:value-type="float">
            <text:p>1</text:p>
          </table:table-cell>
          <table:table-cell table:style-name="ce20" table:formula="of:=[Bauteilpreise.O31]" office:value-type="float" office:value="0.92" calcext:value-type="float">
            <text:p>0,92</text:p>
          </table:table-cell>
          <table:table-cell table:style-name="ce9" table:formula="of:=IF([.A14]&lt;10;[.A14]*[.G14];IF([.A14]&lt;50;[.A14]*[.H14];IF([.A14]&lt;100;[.A14]*[.I14];[.A14]*[.J14])))" office:value-type="float" office:value="1.27" calcext:value-type="float">
            <text:p>1,27</text:p>
          </table:table-cell>
          <table:table-cell table:style-name="ce9" table:formula="of:=IF([.A14]*10&lt;10;[.A14]*10*[.G14];IF([.A14]*10&lt;50;[.A14]*10*[.H14];IF([.A14]*10&lt;100;[.A14]*10*[.I14];[.A14]*10*[.J14])))" office:value-type="float" office:value="12.1" calcext:value-type="float">
            <text:p>12,1</text:p>
          </table:table-cell>
          <table:table-cell table:style-name="ce9" table:formula="of:=IF([.A14]*50&lt;10;[.A14]*50*[.G14];IF([.A14]*50&lt;50;[.A14]*50*[.H14];IF([.A14]*50&lt;100;[.A14]*50*[.I14];[.A14]*50*[.J14])))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0"/>
          <table:table-cell table:formula="of:=SUM([.K5:.K14])" office:value-type="float" office:value="3.93" calcext:value-type="float">
            <text:p>3,93</text:p>
          </table:table-cell>
          <table:table-cell table:formula="of:=SUM([.L5:.L14])" office:value-type="float" office:value="38.7" calcext:value-type="float">
            <text:p>38,7</text:p>
          </table:table-cell>
          <table:table-cell table:formula="of:=SUM([.M5:.M14])" office:value-type="float" office:value="183" calcext:value-type="float">
            <text:p>18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15]/1" office:value-type="float" office:value="3.93" calcext:value-type="float">
            <text:p>3,93</text:p>
          </table:table-cell>
          <table:table-cell table:formula="of:=[.L15]/10" office:value-type="float" office:value="3.87" calcext:value-type="float">
            <text:p>3,87</text:p>
          </table:table-cell>
          <table:table-cell table:formula="of:=[.M15]/50" office:value-type="float" office:value="3.66" calcext:value-type="float">
            <text:p>3,6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8" office:value-type="string" calcext:value-type="string">
            <text:p>RGBW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float" office:value="691313510003" calcext:value-type="float">
            <text:p>691313510003</text:p>
          </table:table-cell>
          <table:table-cell table:style-name="ce5" office:value-type="float" office:value="691313510003" calcext:value-type="float">
            <text:p>691313510003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13 - 5.08 mm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2]&lt;10;[.A22]*[.G22];IF([.A22]&lt;50;[.A22]*[.H22];IF([.A22]&lt;100;[.A22]*[.I22];[.A22]*[.J22])))" office:value-type="float" office:value="0" calcext:value-type="float">
            <text:p>0</text:p>
          </table:table-cell>
          <table:table-cell table:style-name="ce9" table:formula="of:=IF([.A22]*10&lt;10;[.A22]*10*[.G22];IF([.A22]*10&lt;50;[.A22]*10*[.H22];IF([.A22]*10&lt;100;[.A22]*10*[.I22];[.A22]*10*[.J22])))" office:value-type="float" office:value="0" calcext:value-type="float">
            <text:p>0</text:p>
          </table:table-cell>
          <table:table-cell table:style-name="ce9" table:formula="of:=IF([.A22]*50&lt;10;[.A22]*50*[.G22];IF([.A22]*50&lt;50;[.A22]*50*[.H22];IF([.A22]*50&lt;100;[.A22]*50*[.I22];[.A22]*50*[.J2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float" office:value="691322310005" calcext:value-type="float">
            <text:p>691322310005</text:p>
          </table:table-cell>
          <table:table-cell table:style-name="ce5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J1, J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3]&lt;10;[.A23]*[.G23];IF([.A23]&lt;50;[.A23]*[.H23];IF([.A23]&lt;100;[.A23]*[.I23];[.A23]*[.J23])))" office:value-type="float" office:value="0" calcext:value-type="float">
            <text:p>0</text:p>
          </table:table-cell>
          <table:table-cell table:style-name="ce9" table:formula="of:=IF([.A23]*10&lt;10;[.A23]*10*[.G23];IF([.A23]*10&lt;50;[.A23]*10*[.H23];IF([.A23]*10&lt;100;[.A23]*10*[.I23];[.A23]*10*[.J23])))" office:value-type="float" office:value="0" calcext:value-type="float">
            <text:p>0</text:p>
          </table:table-cell>
          <table:table-cell table:style-name="ce9" table:formula="of:=IF([.A23]*50&lt;10;[.A23]*50*[.G23];IF([.A23]*50&lt;50;[.A23]*50*[.H23];IF([.A23]*50&lt;100;[.A23]*50*[.I23];[.A23]*50*[.J2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CA9685</text:p>
          </table:table-cell>
          <table:table-cell table:style-name="ce5" office:value-type="string" calcext:value-type="string">
            <text:p>TSSOP28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PCA9685 - 16 Channel PWM </text:p>
          </table:table-cell>
          <table:table-cell table:style-name="ce9" table:formula="of:=[Bauteilpreise.L$35]" office:value-type="float" office:value="2.13" calcext:value-type="float">
            <text:p>2,13</text:p>
          </table:table-cell>
          <table:table-cell table:style-name="ce9" table:formula="of:=[Bauteilpreise.M$35]" office:value-type="float" office:value="1.72" calcext:value-type="float">
            <text:p>1,72</text:p>
          </table:table-cell>
          <table:table-cell table:style-name="ce9" table:formula="of:=[Bauteilpreise.N$35]" office:value-type="float" office:value="1.72" calcext:value-type="float">
            <text:p>1,72</text:p>
          </table:table-cell>
          <table:table-cell table:style-name="ce9" table:formula="of:=[Bauteilpreise.O$35]" office:value-type="float" office:value="1.38" calcext:value-type="float">
            <text:p>1,38</text:p>
          </table:table-cell>
          <table:table-cell table:style-name="ce9" table:formula="of:=IF([.A24]&lt;10;[.A24]*[.G24];IF([.A24]&lt;50;[.A24]*[.H24];IF([.A24]&lt;100;[.A24]*[.I24];[.A24]*[.J24])))" office:value-type="float" office:value="2.13" calcext:value-type="float">
            <text:p>2,13</text:p>
          </table:table-cell>
          <table:table-cell table:style-name="ce9" table:formula="of:=IF([.A24]*10&lt;10;[.A24]*10*[.G24];IF([.A24]*10&lt;50;[.A24]*10*[.H24];IF([.A24]*10&lt;100;[.A24]*10*[.I24];[.A24]*10*[.J24])))" office:value-type="float" office:value="17.2" calcext:value-type="float">
            <text:p>17,2</text:p>
          </table:table-cell>
          <table:table-cell table:style-name="ce9" table:formula="of:=IF([.A24]*50&lt;10;[.A24]*50*[.G24];IF([.A24]*50&lt;50;[.A24]*50*[.H24];IF([.A24]*50&lt;100;[.A24]*50*[.I24];[.A24]*50*[.J24])))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12</text:p>
          </table:table-cell>
          <table:table-cell table:style-name="ce5" office:value-type="string" calcext:value-type="string">
            <text:p>1X12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5]&lt;10;[.A25]*[.G25];IF([.A25]&lt;50;[.A25]*[.H25];IF([.A25]&lt;100;[.A25]*[.I25];[.A25]*[.J25])))" office:value-type="float" office:value="0" calcext:value-type="float">
            <text:p>0</text:p>
          </table:table-cell>
          <table:table-cell table:style-name="ce9" table:formula="of:=IF([.A25]*10&lt;10;[.A25]*10*[.G25];IF([.A25]*10&lt;50;[.A25]*10*[.H25];IF([.A25]*10&lt;100;[.A25]*10*[.I25];[.A25]*10*[.J25])))" office:value-type="float" office:value="0" calcext:value-type="float">
            <text:p>0</text:p>
          </table:table-cell>
          <table:table-cell table:style-name="ce9" table:formula="of:=IF([.A25]*50&lt;10;[.A25]*50*[.G25];IF([.A25]*50&lt;50;[.A25]*50*[.H25];IF([.A25]*50&lt;100;[.A25]*50*[.I25];[.A25]*50*[.J2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3, JP8, JP9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6]&lt;10;[.A26]*[.G26];IF([.A26]&lt;50;[.A26]*[.H26];IF([.A26]&lt;100;[.A26]*[.I26];[.A26]*[.J26])))" office:value-type="float" office:value="0" calcext:value-type="float">
            <text:p>0</text:p>
          </table:table-cell>
          <table:table-cell table:style-name="ce9" table:formula="of:=IF([.A26]*10&lt;10;[.A26]*10*[.G26];IF([.A26]*10&lt;50;[.A26]*10*[.H26];IF([.A26]*10&lt;100;[.A26]*10*[.I26];[.A26]*10*[.J26])))" office:value-type="float" office:value="0" calcext:value-type="float">
            <text:p>0</text:p>
          </table:table-cell>
          <table:table-cell table:style-name="ce9" table:formula="of:=IF([.A26]*50&lt;10;[.A26]*50*[.G26];IF([.A26]*50&lt;50;[.A26]*50*[.H26];IF([.A26]*50&lt;100;[.A26]*50*[.I26];[.A26]*50*[.J2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7]&lt;10;[.A27]*[.G27];IF([.A27]&lt;50;[.A27]*[.H27];IF([.A27]&lt;100;[.A27]*[.I27];[.A27]*[.J27])))" office:value-type="float" office:value="0" calcext:value-type="float">
            <text:p>0</text:p>
          </table:table-cell>
          <table:table-cell table:style-name="ce9" table:formula="of:=IF([.A27]*10&lt;10;[.A27]*10*[.G27];IF([.A27]*10&lt;50;[.A27]*10*[.H27];IF([.A27]*10&lt;100;[.A27]*10*[.I27];[.A27]*10*[.J27])))" office:value-type="float" office:value="0" calcext:value-type="float">
            <text:p>0</text:p>
          </table:table-cell>
          <table:table-cell table:style-name="ce9" table:formula="of:=IF([.A27]*50&lt;10;[.A27]*50*[.G27];IF([.A27]*50&lt;50;[.A27]*50*[.H27];IF([.A27]*50&lt;100;[.A27]*50*[.I27];[.A27]*50*[.J2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2, R3, R4, R5, R6, R7, R8, R9, R10, R11, R12, R13, R14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28]&lt;10;[.A28]*[.G28];IF([.A28]&lt;50;[.A28]*[.H28];IF([.A28]&lt;100;[.A28]*[.I28];[.A28]*[.J28])))" office:value-type="float" office:value="0.14" calcext:value-type="float">
            <text:p>0,14</text:p>
          </table:table-cell>
          <table:table-cell table:style-name="ce9" table:formula="of:=IF([.A28]*10&lt;10;[.A28]*10*[.G28];IF([.A28]*10&lt;50;[.A28]*10*[.H28];IF([.A28]*10&lt;100;[.A28]*10*[.I28];[.A28]*10*[.J28])))" office:value-type="float" office:value="1.4" calcext:value-type="float">
            <text:p>1,4</text:p>
          </table:table-cell>
          <table:table-cell table:style-name="ce9" table:formula="of:=IF([.A28]*50&lt;10;[.A28]*50*[.G28];IF([.A28]*50&lt;50;[.A28]*50*[.H28];IF([.A28]*50&lt;100;[.A28]*50*[.I28];[.A28]*50*[.J28])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IRLR2905PBF </text:p>
          </table:table-cell>
          <table:table-cell table:style-name="ce5" office:value-type="string" calcext:value-type="string">
            <text:p>DPAK</text:p>
          </table:table-cell>
          <table:table-cell table:style-name="ce5" office:value-type="string" calcext:value-type="string">
            <text:p>Q1, Q2, Q3, Q4, Q5, Q6, Q7, Q9</text:p>
          </table:table-cell>
          <table:table-cell table:style-name="ce5" office:value-type="string" calcext:value-type="string">
            <text:p>N Mosfet</text:p>
          </table:table-cell>
          <table:table-cell table:style-name="ce9" table:formula="of:=[Bauteilpreise.L32]" office:value-type="float" office:value="0.58" calcext:value-type="float">
            <text:p>0,58</text:p>
          </table:table-cell>
          <table:table-cell table:style-name="ce9" table:formula="of:=[Bauteilpreise.M32]" office:value-type="float" office:value="0.52" calcext:value-type="float">
            <text:p>0,52</text:p>
          </table:table-cell>
          <table:table-cell table:style-name="ce9" table:formula="of:=[Bauteilpreise.N32]" office:value-type="float" office:value="0.52" calcext:value-type="float">
            <text:p>0,52</text:p>
          </table:table-cell>
          <table:table-cell table:style-name="ce9" table:formula="of:=[Bauteilpreise.O32]" office:value-type="float" office:value="0.46" calcext:value-type="float">
            <text:p>0,46</text:p>
          </table:table-cell>
          <table:table-cell table:style-name="ce9" table:formula="of:=IF([.A29]&lt;10;[.A29]*[.G29];IF([.A29]&lt;50;[.A29]*[.H29];IF([.A29]&lt;100;[.A29]*[.I29];[.A29]*[.J29])))" office:value-type="float" office:value="4.64" calcext:value-type="float">
            <text:p>4,64</text:p>
          </table:table-cell>
          <table:table-cell table:style-name="ce9" table:formula="of:=IF([.A29]*10&lt;10;[.A29]*10*[.G29];IF([.A29]*10&lt;50;[.A29]*10*[.H29];IF([.A29]*10&lt;100;[.A29]*10*[.I29];[.A29]*10*[.J29])))" office:value-type="float" office:value="41.6" calcext:value-type="float">
            <text:p>41,6</text:p>
          </table:table-cell>
          <table:table-cell table:style-name="ce9" table:formula="of:=IF([.A29]*50&lt;10;[.A29]*50*[.G29];IF([.A29]*50&lt;50;[.A29]*50*[.H29];IF([.A29]*50&lt;100;[.A29]*50*[.I29];[.A29]*50*[.J29])))"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10"/>
          <table:table-cell table:formula="of:=SUM([.K22:.K29])" office:value-type="float" office:value="6.91" calcext:value-type="float">
            <text:p>6,91</text:p>
          </table:table-cell>
          <table:table-cell table:formula="of:=SUM([.L22:.L29])" office:value-type="float" office:value="60.2" calcext:value-type="float">
            <text:p>60,2</text:p>
          </table:table-cell>
          <table:table-cell table:formula="of:=SUM([.M22:.M29])" office:value-type="float" office:value="277" calcext:value-type="float">
            <text:p>27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30]/1" office:value-type="float" office:value="6.91" calcext:value-type="float">
            <text:p>6,91</text:p>
          </table:table-cell>
          <table:table-cell table:formula="of:=[.L30]/10" office:value-type="float" office:value="6.02" calcext:value-type="float">
            <text:p>6,02</text:p>
          </table:table-cell>
          <table:table-cell table:formula="of:=[.M30]/50" office:value-type="float" office:value="5.54" calcext:value-type="float">
            <text:p>5,54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8" office:value-type="string" calcext:value-type="string">
            <text:p>Basi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, C5, C6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37]&lt;10;[.A37]*[.G37];IF([.A37]&lt;50;[.A37]*[.H37];IF([.A37]&lt;100;[.A37]*[.I37];[.A37]*[.J37])))" office:value-type="float" office:value="0.05" calcext:value-type="float">
            <text:p>0,05</text:p>
          </table:table-cell>
          <table:table-cell table:style-name="ce9" table:formula="of:=IF([.A37]*10&lt;10;[.A37]*10*[.G37];IF([.A37]*10&lt;50;[.A37]*10*[.H37];IF([.A37]*10&lt;100;[.A37]*10*[.I37];[.A37]*10*[.J37])))" office:value-type="float" office:value="0.5" calcext:value-type="float">
            <text:p>0,5</text:p>
          </table:table-cell>
          <table:table-cell table:style-name="ce9" table:formula="of:=IF([.A37]*50&lt;10;[.A37]*50*[.G37];IF([.A37]*50&lt;50;[.A37]*50*[.H37];IF([.A37]*50&lt;100;[.A37]*50*[.I37];[.A37]*50*[.J37])))" office:value-type="float" office:value="2.5" calcext:value-type="float">
            <text:p>2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00UF</text:p>
          </table:table-cell>
          <table:table-cell table:style-name="Default" office:value-type="string" calcext:value-type="string">
            <text:p>EEE-FK1V101P-CASE-F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38]&lt;10;[.A38]*[.G38];IF([.A38]&lt;50;[.A38]*[.H38];IF([.A38]&lt;100;[.A38]*[.I38];[.A38]*[.J38])))" office:value-type="float" office:value="1.444" calcext:value-type="float">
            <text:p>1,444</text:p>
          </table:table-cell>
          <table:table-cell table:style-name="ce9" table:formula="of:=IF([.A38]*10&lt;10;[.A38]*10*[.G38];IF([.A38]*10&lt;50;[.A38]*10*[.H38];IF([.A38]*10&lt;100;[.A38]*10*[.I38];[.A38]*10*[.J38])))" office:value-type="float" office:value="9.28" calcext:value-type="float">
            <text:p>9,28</text:p>
          </table:table-cell>
          <table:table-cell table:style-name="ce9" table:formula="of:=IF([.A38]*50&lt;10;[.A38]*50*[.G38];IF([.A38]*50&lt;50;[.A38]*50*[.H38];IF([.A38]*50&lt;100;[.A38]*50*[.I38];[.A38]*50*[.J38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5" office:value-type="string" calcext:value-type="string">
            <text:p>HC49/S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$50]" office:value-type="float" office:value="0" calcext:value-type="float">
            <text:p>0</text:p>
          </table:table-cell>
          <table:table-cell table:style-name="ce9" table:formula="of:=[Bauteilpreise.N$50]" office:value-type="float" office:value="0" calcext:value-type="float">
            <text:p>0</text:p>
          </table:table-cell>
          <table:table-cell table:style-name="ce9" table:formula="of:=[Bauteilpreise.O$50]" office:value-type="float" office:value="0" calcext:value-type="float">
            <text:p>0</text:p>
          </table:table-cell>
          <table:table-cell table:style-name="ce9" table:formula="of:=IF([.A39]&lt;10;[.A39]*[.G39];IF([.A39]&lt;50;[.A39]*[.H39];IF([.A39]&lt;100;[.A39]*[.I39];[.A39]*[.J39])))" office:value-type="float" office:value="0" calcext:value-type="float">
            <text:p>0</text:p>
          </table:table-cell>
          <table:table-cell table:style-name="ce9" table:formula="of:=IF([.A39]*10&lt;10;[.A39]*10*[.G39];IF([.A39]*10&lt;50;[.A39]*10*[.H39];IF([.A39]*10&lt;100;[.A39]*10*[.I39];[.A39]*10*[.J39])))" office:value-type="float" office:value="0" calcext:value-type="float">
            <text:p>0</text:p>
          </table:table-cell>
          <table:table-cell table:style-name="ce9" table:formula="of:=IF([.A39]*50&lt;10;[.A39]*50*[.G39];IF([.A39]*50&lt;50;[.A39]*50*[.H39];IF([.A39]*50&lt;100;[.A39]*50*[.I39];[.A39]*50*[.J3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JP2E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JUMP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0]&lt;10;[.A40]*[.G40];IF([.A40]&lt;50;[.A40]*[.H40];IF([.A40]&lt;100;[.A40]*[.I40];[.A40]*[.J40])))" office:value-type="float" office:value="0" calcext:value-type="float">
            <text:p>0</text:p>
          </table:table-cell>
          <table:table-cell table:style-name="ce9" table:formula="of:=IF([.A40]*10&lt;10;[.A40]*10*[.G40];IF([.A40]*10&lt;50;[.A40]*10*[.H40];IF([.A40]*10&lt;100;[.A40]*10*[.I40];[.A40]*10*[.J40])))" office:value-type="float" office:value="0" calcext:value-type="float">
            <text:p>0</text:p>
          </table:table-cell>
          <table:table-cell table:style-name="ce9" table:formula="of:=IF([.A40]*50&lt;10;[.A40]*50*[.G40];IF([.A40]*50&lt;50;[.A40]*50*[.H40];IF([.A40]*50&lt;100;[.A40]*50*[.I40];[.A40]*50*[.J4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KIM-055L</text:p>
          </table:table-cell>
          <table:table-cell table:style-name="ce5" office:value-type="string" calcext:value-type="string">
            <text:p>KIM-055L</text:p>
          </table:table-cell>
          <table:table-cell table:style-name="ce5" office:value-type="string" calcext:value-type="string">
            <text:p>MOD1</text:p>
          </table:table-cell>
          <table:table-cell table:style-name="ce5" office:value-type="string" calcext:value-type="string">
            <text:p>5V 5amp DC DC module</text:p>
          </table:table-cell>
          <table:table-cell table:style-name="ce9" table:formula="of:=[Bauteilpreise.L$43]" office:value-type="float" office:value="2.5" calcext:value-type="float">
            <text:p>2,5</text:p>
          </table:table-cell>
          <table:table-cell table:style-name="ce9" table:formula="of:=[Bauteilpreise.M$43]" office:value-type="float" office:value="2.5" calcext:value-type="float">
            <text:p>2,5</text:p>
          </table:table-cell>
          <table:table-cell table:style-name="ce9" table:formula="of:=[Bauteilpreise.N$43]" office:value-type="float" office:value="2.5" calcext:value-type="float">
            <text:p>2,5</text:p>
          </table:table-cell>
          <table:table-cell table:style-name="ce9" table:formula="of:=[Bauteilpreise.O$43]" office:value-type="float" office:value="2.5" calcext:value-type="float">
            <text:p>2,5</text:p>
          </table:table-cell>
          <table:table-cell table:style-name="ce9" table:formula="of:=IF([.A41]&lt;10;[.A41]*[.G41];IF([.A41]&lt;50;[.A41]*[.H41];IF([.A41]&lt;100;[.A41]*[.I41];[.A41]*[.J41])))" office:value-type="float" office:value="2.5" calcext:value-type="float">
            <text:p>2,5</text:p>
          </table:table-cell>
          <table:table-cell table:style-name="ce9" table:formula="of:=IF([.A41]*10&lt;10;[.A41]*10*[.G41];IF([.A41]*10&lt;50;[.A41]*10*[.H41];IF([.A41]*10&lt;100;[.A41]*10*[.I41];[.A41]*10*[.J41])))" office:value-type="float" office:value="25" calcext:value-type="float">
            <text:p>25</text:p>
          </table:table-cell>
          <table:table-cell table:style-name="ce9" table:formula="of:=IF([.A41]*50&lt;10;[.A41]*50*[.G41];IF([.A41]*50&lt;50;[.A41]*50*[.H41];IF([.A41]*50&lt;100;[.A41]*50*[.I41];[.A41]*50*[.J41])))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ED3MM</text:p>
          </table:table-cell>
          <table:table-cell table:style-name="ce5" office:value-type="string" calcext:value-type="string">
            <text:p>LED3MM</text:p>
          </table:table-cell>
          <table:table-cell table:style-name="ce5" office:value-type="string" calcext:value-type="string">
            <text:p>LED9</text:p>
          </table:table-cell>
          <table:table-cell table:style-name="ce5" office:value-type="string" calcext:value-type="string">
            <text:p>LED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42]&lt;10;[.A42]*[.G42];IF([.A42]&lt;50;[.A42]*[.H42];IF([.A42]&lt;100;[.A42]*[.I42];[.A42]*[.J42])))" office:value-type="float" office:value="0" calcext:value-type="float">
            <text:p>0</text:p>
          </table:table-cell>
          <table:table-cell table:style-name="ce9" table:formula="of:=IF([.A42]*10&lt;10;[.A42]*10*[.G42];IF([.A42]*10&lt;50;[.A42]*10*[.H42];IF([.A42]*10&lt;100;[.A42]*10*[.I42];[.A42]*10*[.J42])))" office:value-type="float" office:value="0" calcext:value-type="float">
            <text:p>0</text:p>
          </table:table-cell>
          <table:table-cell table:style-name="ce9" table:formula="of:=IF([.A42]*50&lt;10;[.A42]*50*[.G42];IF([.A42]*50&lt;50;[.A42]*50*[.H42];IF([.A42]*50&lt;100;[.A42]*50*[.I42];[.A42]*50*[.J4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EBP_8-8G</text:p>
          </table:table-cell>
          <table:table-cell table:style-name="ce5" office:value-type="string" calcext:value-type="string">
            <text:p>MEBP</text:p>
          </table:table-cell>
          <table:table-cell table:style-name="ce5" office:value-type="string" calcext:value-type="string">
            <text:p>CON1</text:p>
          </table:table-cell>
          <table:table-cell table:style-name="ce5" office:value-type="string" calcext:value-type="string">
            <text:p>RJ45 geschirmt MEBP 8-8G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43]&lt;10;[.A43]*[.G43];IF([.A43]&lt;50;[.A43]*[.H43];IF([.A43]&lt;100;[.A43]*[.I43];[.A43]*[.J43])))" office:value-type="float" office:value="0" calcext:value-type="float">
            <text:p>0</text:p>
          </table:table-cell>
          <table:table-cell table:style-name="ce9" table:formula="of:=IF([.A43]*10&lt;10;[.A43]*10*[.G43];IF([.A43]*10&lt;50;[.A43]*10*[.H43];IF([.A43]*10&lt;100;[.A43]*10*[.I43];[.A43]*10*[.J43])))" office:value-type="float" office:value="0" calcext:value-type="float">
            <text:p>0</text:p>
          </table:table-cell>
          <table:table-cell table:style-name="ce9" table:formula="of:=IF([.A43]*50&lt;10;[.A43]*50*[.G43];IF([.A43]*50&lt;50;[.A43]*50*[.H43];IF([.A43]*50&lt;100;[.A43]*50*[.I43];[.A43]*50*[.J4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3/90</text:p>
          </table:table-cell>
          <table:table-cell table:style-name="ce5" office:value-type="string" calcext:value-type="string">
            <text:p>1X03/90</text:p>
          </table:table-cell>
          <table:table-cell table:style-name="ce5" office:value-type="string" calcext:value-type="string">
            <text:p>JP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4]&lt;10;[.A44]*[.G44];IF([.A44]&lt;50;[.A44]*[.H44];IF([.A44]&lt;100;[.A44]*[.I44];[.A44]*[.J44])))" office:value-type="float" office:value="0" calcext:value-type="float">
            <text:p>0</text:p>
          </table:table-cell>
          <table:table-cell table:style-name="ce9" table:formula="of:=IF([.A44]*10&lt;10;[.A44]*10*[.G44];IF([.A44]*10&lt;50;[.A44]*10*[.H44];IF([.A44]*10&lt;100;[.A44]*10*[.I44];[.A44]*10*[.J44])))" office:value-type="float" office:value="0" calcext:value-type="float">
            <text:p>0</text:p>
          </table:table-cell>
          <table:table-cell table:style-name="ce9" table:formula="of:=IF([.A44]*50&lt;10;[.A44]*50*[.G44];IF([.A44]*50&lt;50;[.A44]*50*[.H44];IF([.A44]*50&lt;100;[.A44]*50*[.I44];[.A44]*50*[.J44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, JP4, JP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5]&lt;10;[.A45]*[.G45];IF([.A45]&lt;50;[.A45]*[.H45];IF([.A45]&lt;100;[.A45]*[.I45];[.A45]*[.J45])))" office:value-type="float" office:value="0" calcext:value-type="float">
            <text:p>0</text:p>
          </table:table-cell>
          <table:table-cell table:style-name="ce9" table:formula="of:=IF([.A45]*10&lt;10;[.A45]*10*[.G45];IF([.A45]*10&lt;50;[.A45]*10*[.H45];IF([.A45]*10&lt;100;[.A45]*10*[.I45];[.A45]*10*[.J45])))" office:value-type="float" office:value="0" calcext:value-type="float">
            <text:p>0</text:p>
          </table:table-cell>
          <table:table-cell table:style-name="ce9" table:formula="of:=IF([.A45]*50&lt;10;[.A45]*50*[.G45];IF([.A45]*50&lt;50;[.A45]*50*[.H45];IF([.A45]*50&lt;100;[.A45]*50*[.I45];[.A45]*50*[.J4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6]&lt;10;[.A46]*[.G46];IF([.A46]&lt;50;[.A46]*[.H46];IF([.A46]&lt;100;[.A46]*[.I46];[.A46]*[.J46])))" office:value-type="float" office:value="0" calcext:value-type="float">
            <text:p>0</text:p>
          </table:table-cell>
          <table:table-cell table:style-name="ce9" table:formula="of:=IF([.A46]*10&lt;10;[.A46]*10*[.G46];IF([.A46]*10&lt;50;[.A46]*10*[.H46];IF([.A46]*10&lt;100;[.A46]*10*[.I46];[.A46]*10*[.J46])))" office:value-type="float" office:value="0" calcext:value-type="float">
            <text:p>0</text:p>
          </table:table-cell>
          <table:table-cell table:style-name="ce9" table:formula="of:=IF([.A46]*50&lt;10;[.A46]*50*[.G46];IF([.A46]*50&lt;50;[.A46]*50*[.H46];IF([.A46]*50&lt;100;[.A46]*50*[.I46];[.A46]*50*[.J4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R-EU_M0805</text:p>
          </table:table-cell>
          <table:table-cell table:style-name="ce5" office:value-type="string" calcext:value-type="string">
            <text:p>M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7]&lt;10;[.A47]*[.G47];IF([.A47]&lt;50;[.A47]*[.H47];IF([.A47]&lt;100;[.A47]*[.I47];[.A47]*[.J47])))" office:value-type="float" office:value="0.01" calcext:value-type="float">
            <text:p>0,01</text:p>
          </table:table-cell>
          <table:table-cell table:style-name="ce9" table:formula="of:=IF([.A47]*10&lt;10;[.A47]*10*[.G47];IF([.A47]*10&lt;50;[.A47]*10*[.H47];IF([.A47]*10&lt;100;[.A47]*10*[.I47];[.A47]*10*[.J47])))" office:value-type="float" office:value="0.1" calcext:value-type="float">
            <text:p>0,1</text:p>
          </table:table-cell>
          <table:table-cell table:style-name="ce9" table:formula="of:=IF([.A47]*50&lt;10;[.A47]*50*[.G47];IF([.A47]*50&lt;50;[.A47]*50*[.H47];IF([.A47]*50&lt;100;[.A47]*50*[.I47];[.A47]*50*[.J47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8]&lt;10;[.A48]*[.G48];IF([.A48]&lt;50;[.A48]*[.H48];IF([.A48]&lt;100;[.A48]*[.I48];[.A48]*[.J48])))" office:value-type="float" office:value="0.02" calcext:value-type="float">
            <text:p>0,02</text:p>
          </table:table-cell>
          <table:table-cell table:style-name="ce9" table:formula="of:=IF([.A48]*10&lt;10;[.A48]*10*[.G48];IF([.A48]*10&lt;50;[.A48]*10*[.H48];IF([.A48]*10&lt;100;[.A48]*10*[.I48];[.A48]*10*[.J48])))" office:value-type="float" office:value="0.2" calcext:value-type="float">
            <text:p>0,2</text:p>
          </table:table-cell>
          <table:table-cell table:style-name="ce9" table:formula="of:=IF([.A48]*50&lt;10;[.A48]*50*[.G48];IF([.A48]*50&lt;50;[.A48]*50*[.H48];IF([.A48]*50&lt;100;[.A48]*50*[.I48];[.A48]*50*[.J48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603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9]&lt;10;[.A49]*[.G49];IF([.A49]&lt;50;[.A49]*[.H49];IF([.A49]&lt;100;[.A49]*[.I49];[.A49]*[.J49])))" office:value-type="float" office:value="0.01" calcext:value-type="float">
            <text:p>0,01</text:p>
          </table:table-cell>
          <table:table-cell table:style-name="ce9" table:formula="of:=IF([.A49]*10&lt;10;[.A49]*10*[.G49];IF([.A49]*10&lt;50;[.A49]*10*[.H49];IF([.A49]*10&lt;100;[.A49]*10*[.I49];[.A49]*10*[.J49])))" office:value-type="float" office:value="0.1" calcext:value-type="float">
            <text:p>0,1</text:p>
          </table:table-cell>
          <table:table-cell table:style-name="ce9" table:formula="of:=IF([.A49]*50&lt;10;[.A49]*50*[.G49];IF([.A49]*50&lt;50;[.A49]*50*[.H49];IF([.A49]*50&lt;100;[.A49]*50*[.I49];[.A49]*50*[.J49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formula="of:=[Bauteilpreise.L$7]" office:value-type="float" office:value="0" calcext:value-type="float">
            <text:p>0</text:p>
          </table:table-cell>
          <table:table-cell table:style-name="ce9" table:formula="of:=[Bauteilpreise.M$7]" office:value-type="float" office:value="0" calcext:value-type="float">
            <text:p>0</text:p>
          </table:table-cell>
          <table:table-cell table:style-name="ce9" table:formula="of:=[Bauteilpreise.N$7]" office:value-type="float" office:value="0" calcext:value-type="float">
            <text:p>0</text:p>
          </table:table-cell>
          <table:table-cell table:style-name="ce9" table:formula="of:=[Bauteilpreise.O$7]" office:value-type="float" office:value="0" calcext:value-type="float">
            <text:p>0</text:p>
          </table:table-cell>
          <table:table-cell table:style-name="ce9" table:formula="of:=IF([.A50]&lt;10;[.A50]*[.G50];IF([.A50]&lt;50;[.A50]*[.H50];IF([.A50]&lt;100;[.A50]*[.I50];[.A50]*[.J50])))" office:value-type="float" office:value="0" calcext:value-type="float">
            <text:p>0</text:p>
          </table:table-cell>
          <table:table-cell table:style-name="ce9" table:formula="of:=IF([.A50]*10&lt;10;[.A50]*10*[.G50];IF([.A50]*10&lt;50;[.A50]*10*[.H50];IF([.A50]*10&lt;100;[.A50]*10*[.I50];[.A50]*10*[.J50])))" office:value-type="float" office:value="0" calcext:value-type="float">
            <text:p>0</text:p>
          </table:table-cell>
          <table:table-cell table:style-name="ce9" table:formula="of:=IF([.A50]*50&lt;10;[.A50]*50*[.G50];IF([.A50]*50&lt;50;[.A50]*50*[.H50];IF([.A50]*50&lt;100;[.A50]*50*[.I50];[.A50]*50*[.J5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8P8C Jack</text:p>
          </table:table-cell>
          <table:table-cell table:style-name="ce9" table:formula="of:=[Bauteilpreise.L$8]" office:value-type="float" office:value="0" calcext:value-type="float">
            <text:p>0</text:p>
          </table:table-cell>
          <table:table-cell table:style-name="ce9" table:formula="of:=[Bauteilpreise.M$8]" office:value-type="float" office:value="0" calcext:value-type="float">
            <text:p>0</text:p>
          </table:table-cell>
          <table:table-cell table:style-name="ce9" table:formula="of:=[Bauteilpreise.N$8]" office:value-type="float" office:value="0" calcext:value-type="float">
            <text:p>0</text:p>
          </table:table-cell>
          <table:table-cell table:style-name="ce9" table:formula="of:=[Bauteilpreise.O$8]" office:value-type="float" office:value="0" calcext:value-type="float">
            <text:p>0</text:p>
          </table:table-cell>
          <table:table-cell table:style-name="ce9" table:formula="of:=IF([.A51]&lt;10;[.A51]*[.G51];IF([.A51]&lt;50;[.A51]*[.H51];IF([.A51]&lt;100;[.A51]*[.I51];[.A51]*[.J51])))" office:value-type="float" office:value="0" calcext:value-type="float">
            <text:p>0</text:p>
          </table:table-cell>
          <table:table-cell table:style-name="ce9" table:formula="of:=IF([.A51]*10&lt;10;[.A51]*10*[.G51];IF([.A51]*10&lt;50;[.A51]*10*[.H51];IF([.A51]*10&lt;100;[.A51]*10*[.I51];[.A51]*10*[.J51])))" office:value-type="float" office:value="0" calcext:value-type="float">
            <text:p>0</text:p>
          </table:table-cell>
          <table:table-cell table:style-name="ce9" table:formula="of:=IF([.A51]*50&lt;10;[.A51]*50*[.G51];IF([.A51]*50&lt;50;[.A51]*50*[.H51];IF([.A51]*50&lt;100;[.A51]*50*[.I51];[.A51]*50*[.J5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office:value-type="string" calcext:value-type="string">
            <text:p>U$1</text:p>
          </table:table-cell>
          <table:table-cell table:style-name="ce5"/>
          <table:table-cell table:style-name="ce9" table:formula="of:=[Bauteilpreise.L$51]" office:value-type="float" office:value="0" calcext:value-type="float">
            <text:p>0</text:p>
          </table:table-cell>
          <table:table-cell table:style-name="ce9" table:formula="of:=[Bauteilpreise.M$51]" office:value-type="float" office:value="0" calcext:value-type="float">
            <text:p>0</text:p>
          </table:table-cell>
          <table:table-cell table:style-name="ce9" table:formula="of:=[Bauteilpreise.N$51]" office:value-type="float" office:value="0" calcext:value-type="float">
            <text:p>0</text:p>
          </table:table-cell>
          <table:table-cell table:style-name="ce9" table:formula="of:=[Bauteilpreise.O$51]" office:value-type="float" office:value="0" calcext:value-type="float">
            <text:p>0</text:p>
          </table:table-cell>
          <table:table-cell table:style-name="ce9" table:formula="of:=IF([.A52]&lt;10;[.A52]*[.G52];IF([.A52]&lt;50;[.A52]*[.H52];IF([.A52]&lt;100;[.A52]*[.I52];[.A52]*[.J52])))" office:value-type="float" office:value="0" calcext:value-type="float">
            <text:p>0</text:p>
          </table:table-cell>
          <table:table-cell table:style-name="ce9" table:formula="of:=IF([.A52]*10&lt;10;[.A52]*10*[.G52];IF([.A52]*10&lt;50;[.A52]*10*[.H52];IF([.A52]*10&lt;100;[.A52]*10*[.I52];[.A52]*10*[.J52])))" office:value-type="float" office:value="0" calcext:value-type="float">
            <text:p>0</text:p>
          </table:table-cell>
          <table:table-cell table:style-name="ce9" table:formula="of:=IF([.A52]*50&lt;10;[.A52]*50*[.G52];IF([.A52]*50&lt;50;[.A52]*50*[.H52];IF([.A52]*50&lt;100;[.A52]*50*[.I52];[.A52]*50*[.J5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DS1820TO92</text:p>
          </table:table-cell>
          <table:table-cell table:style-name="ce5" office:value-type="string" calcext:value-type="string">
            <text:p>TO-92</text:p>
          </table:table-cell>
          <table:table-cell table:style-name="ce5" office:value-type="string" calcext:value-type="string">
            <text:p>IC1</text:p>
          </table:table-cell>
          <table:table-cell table:style-name="ce5" office:value-type="string" calcext:value-type="string">
            <text:p>DS1820 - 1-Wire Thermometer</text:p>
          </table:table-cell>
          <table:table-cell table:style-name="ce9" table:formula="of:=[Bauteilpreise.L$36]" office:value-type="float" office:value="2.2" calcext:value-type="float">
            <text:p>2,2</text:p>
          </table:table-cell>
          <table:table-cell table:style-name="ce9" table:formula="of:=[Bauteilpreise.M$36]" office:value-type="float" office:value="2.2" calcext:value-type="float">
            <text:p>2,2</text:p>
          </table:table-cell>
          <table:table-cell table:style-name="ce9" table:formula="of:=[Bauteilpreise.N$36]" office:value-type="float" office:value="2.2" calcext:value-type="float">
            <text:p>2,2</text:p>
          </table:table-cell>
          <table:table-cell table:style-name="ce9" table:formula="of:=[Bauteilpreise.O$36]" office:value-type="float" office:value="2.2" calcext:value-type="float">
            <text:p>2,2</text:p>
          </table:table-cell>
          <table:table-cell table:style-name="ce9" table:formula="of:=IF([.A53]&lt;10;[.A53]*[.G53];IF([.A53]&lt;50;[.A53]*[.H53];IF([.A53]&lt;100;[.A53]*[.I53];[.A53]*[.J53])))" office:value-type="float" office:value="2.2" calcext:value-type="float">
            <text:p>2,2</text:p>
          </table:table-cell>
          <table:table-cell table:style-name="ce9" table:formula="of:=IF([.A53]*10&lt;10;[.A53]*10*[.G53];IF([.A53]*10&lt;50;[.A53]*10*[.H53];IF([.A53]*10&lt;100;[.A53]*10*[.I53];[.A53]*10*[.J53])))" office:value-type="float" office:value="22" calcext:value-type="float">
            <text:p>22</text:p>
          </table:table-cell>
          <table:table-cell table:style-name="ce9" table:formula="of:=IF([.A53]*50&lt;10;[.A53]*50*[.G53];IF([.A53]*50&lt;50;[.A53]*50*[.H53];IF([.A53]*50&lt;100;[.A53]*50*[.I53];[.A53]*50*[.J53])))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AX481CSA</text:p>
          </table:table-cell>
          <table:table-cell table:style-name="ce5" office:value-type="string" calcext:value-type="string">
            <text:p>SO08</text:p>
          </table:table-cell>
          <table:table-cell table:style-name="ce5" office:value-type="string" calcext:value-type="string">
            <text:p>IC3</text:p>
          </table:table-cell>
          <table:table-cell table:style-name="ce5" office:value-type="string" calcext:value-type="string">
            <text:p>RS485 TRANSEIVER</text:p>
          </table:table-cell>
          <table:table-cell table:style-name="ce9" table:formula="of:=[Bauteilpreise.L$37]" office:value-type="float" office:value="1.69" calcext:value-type="float">
            <text:p>1,69</text:p>
          </table:table-cell>
          <table:table-cell table:style-name="ce9" table:formula="of:=[Bauteilpreise.M$37]" office:value-type="float" office:value="1.68" calcext:value-type="float">
            <text:p>1,68</text:p>
          </table:table-cell>
          <table:table-cell table:style-name="ce9" table:formula="of:=[Bauteilpreise.N$37]" office:value-type="float" office:value="1.68" calcext:value-type="float">
            <text:p>1,68</text:p>
          </table:table-cell>
          <table:table-cell table:style-name="ce9" table:formula="of:=[Bauteilpreise.O$37]" office:value-type="float" office:value="1.67" calcext:value-type="float">
            <text:p>1,67</text:p>
          </table:table-cell>
          <table:table-cell table:style-name="ce9" table:formula="of:=IF([.A54]&lt;10;[.A54]*[.G54];IF([.A54]&lt;50;[.A54]*[.H54];IF([.A54]&lt;100;[.A54]*[.I54];[.A54]*[.J54])))" office:value-type="float" office:value="1.69" calcext:value-type="float">
            <text:p>1,69</text:p>
          </table:table-cell>
          <table:table-cell table:style-name="ce9" table:formula="of:=IF([.A54]*10&lt;10;[.A54]*10*[.G54];IF([.A54]*10&lt;50;[.A54]*10*[.H54];IF([.A54]*10&lt;100;[.A54]*10*[.I54];[.A54]*10*[.J54])))" office:value-type="float" office:value="16.8" calcext:value-type="float">
            <text:p>16,8</text:p>
          </table:table-cell>
          <table:table-cell table:style-name="ce9" table:formula="of:=IF([.A54]*50&lt;10;[.A54]*50*[.G54];IF([.A54]*50&lt;50;[.A54]*50*[.H54];IF([.A54]*50&lt;100;[.A54]*50*[.I54];[.A54]*50*[.J54])))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SOIC127P1034X264-18N</text:p>
          </table:table-cell>
          <table:table-cell table:style-name="ce5" office:value-type="string" calcext:value-type="string">
            <text:p>U$3</text:p>
          </table:table-cell>
          <table:table-cell table:style-name="ce5" office:value-type="string" calcext:value-type="string">
            <text:p>CAN Controller</text:p>
          </table:table-cell>
          <table:table-cell table:style-name="ce9" table:formula="of:=[Bauteilpreise.L$33]" office:value-type="float" office:value="1.9" calcext:value-type="float">
            <text:p>1,9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55]&lt;10;[.A55]*[.G55];IF([.A55]&lt;50;[.A55]*[.H55];IF([.A55]&lt;100;[.A55]*[.I55];[.A55]*[.J55])))" office:value-type="float" office:value="1.9" calcext:value-type="float">
            <text:p>1,9</text:p>
          </table:table-cell>
          <table:table-cell table:style-name="ce9" table:formula="of:=IF([.A55]*10&lt;10;[.A55]*10*[.G55];IF([.A55]*10&lt;50;[.A55]*10*[.H55];IF([.A55]*10&lt;100;[.A55]*10*[.I55];[.A55]*10*[.J55])))" office:value-type="float" office:value="16.2" calcext:value-type="float">
            <text:p>16,2</text:p>
          </table:table-cell>
          <table:table-cell table:style-name="ce9" table:formula="of:=IF([.A55]*50&lt;10;[.A55]*50*[.G55];IF([.A55]*50&lt;50;[.A55]*50*[.H55];IF([.A55]*50&lt;100;[.A55]*50*[.I55];[.A55]*50*[.J55])))" office:value-type="float" office:value="71.5" calcext:value-type="float">
            <text:p>71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SO-8</text:p>
          </table:table-cell>
          <table:table-cell table:style-name="ce5" office:value-type="string" calcext:value-type="string">
            <text:p>IC2</text:p>
          </table:table-cell>
          <table:table-cell table:style-name="ce5" office:value-type="string" calcext:value-type="string">
            <text:p>CAN Transceiver</text:p>
          </table:table-cell>
          <table:table-cell table:style-name="ce9" table:formula="of:=[Bauteilpreise.L$34]" office:value-type="float" office:value="1.09" calcext:value-type="float">
            <text:p>1,09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56]&lt;10;[.A56]*[.G56];IF([.A56]&lt;50;[.A56]*[.H56];IF([.A56]&lt;100;[.A56]*[.I56];[.A56]*[.J56])))" office:value-type="float" office:value="1.09" calcext:value-type="float">
            <text:p>1,09</text:p>
          </table:table-cell>
          <table:table-cell table:style-name="ce9" table:formula="of:=IF([.A56]*10&lt;10;[.A56]*10*[.G56];IF([.A56]*10&lt;50;[.A56]*10*[.H56];IF([.A56]*10&lt;100;[.A56]*10*[.I56];[.A56]*10*[.J56])))" office:value-type="float" office:value="8.22" calcext:value-type="float">
            <text:p>8,22</text:p>
          </table:table-cell>
          <table:table-cell table:style-name="ce9" table:formula="of:=IF([.A56]*50&lt;10;[.A56]*50*[.G56];IF([.A56]*50&lt;50;[.A56]*50*[.H56];IF([.A56]*50&lt;100;[.A56]*50*[.I56];[.A56]*50*[.J56])))" office:value-type="float" office:value="38.85" calcext:value-type="float">
            <text:p>38,85</text:p>
          </table:table-cell>
          <table:table-cell/>
        </table:table-row>
        <table:table-row table:style-name="ro1">
          <table:table-cell table:number-columns-repeated="10"/>
          <table:table-cell table:formula="of:=SUM([.K37:.K56])" office:value-type="float" office:value="10.914" calcext:value-type="float">
            <text:p>10,914</text:p>
          </table:table-cell>
          <table:table-cell table:formula="of:=SUM([.L37:.L56])" office:value-type="float" office:value="98.4" calcext:value-type="float">
            <text:p>98,4</text:p>
          </table:table-cell>
          <table:table-cell table:formula="of:=SUM([.M37:.M56])" office:value-type="float" office:value="464.45" calcext:value-type="float">
            <text:p>464,4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57]/1" office:value-type="float" office:value="10.914" calcext:value-type="float">
            <text:p>10,914</text:p>
          </table:table-cell>
          <table:table-cell table:formula="of:=[.L57]/10" office:value-type="float" office:value="9.84" calcext:value-type="float">
            <text:p>9,84</text:p>
          </table:table-cell>
          <table:table-cell table:formula="of:=[.M57]/50" office:value-type="float" office:value="9.289" calcext:value-type="float">
            <text:p>9,289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8" office:value-type="string" calcext:value-type="string">
            <text:p>Basis Minimal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, C5, C6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64]&lt;10;[.A64]*[.G64];IF([.A64]&lt;50;[.A64]*[.H64];IF([.A64]&lt;100;[.A64]*[.I64];[.A64]*[.J64])))" office:value-type="float" office:value="0.05" calcext:value-type="float">
            <text:p>0,05</text:p>
          </table:table-cell>
          <table:table-cell table:style-name="ce9" table:formula="of:=IF([.A64]*10&lt;10;[.A64]*10*[.G64];IF([.A64]*10&lt;50;[.A64]*10*[.H64];IF([.A64]*10&lt;100;[.A64]*10*[.I64];[.A64]*10*[.J64])))" office:value-type="float" office:value="0.5" calcext:value-type="float">
            <text:p>0,5</text:p>
          </table:table-cell>
          <table:table-cell table:style-name="ce9" table:formula="of:=IF([.A64]*50&lt;10;[.A64]*50*[.G64];IF([.A64]*50&lt;50;[.A64]*50*[.H64];IF([.A64]*50&lt;100;[.A64]*50*[.I64];[.A64]*50*[.J64])))" office:value-type="float" office:value="2.5" calcext:value-type="float">
            <text:p>2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00UF</text:p>
          </table:table-cell>
          <table:table-cell table:style-name="Default" office:value-type="string" calcext:value-type="string">
            <text:p>EEE-FK1V101P-CASE-F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65]&lt;10;[.A65]*[.G65];IF([.A65]&lt;50;[.A65]*[.H65];IF([.A65]&lt;100;[.A65]*[.I65];[.A65]*[.J65])))" office:value-type="float" office:value="1.444" calcext:value-type="float">
            <text:p>1,444</text:p>
          </table:table-cell>
          <table:table-cell table:style-name="ce9" table:formula="of:=IF([.A65]*10&lt;10;[.A65]*10*[.G65];IF([.A65]*10&lt;50;[.A65]*10*[.H65];IF([.A65]*10&lt;100;[.A65]*10*[.I65];[.A65]*10*[.J65])))" office:value-type="float" office:value="9.28" calcext:value-type="float">
            <text:p>9,28</text:p>
          </table:table-cell>
          <table:table-cell table:style-name="ce9" table:formula="of:=IF([.A65]*50&lt;10;[.A65]*50*[.G65];IF([.A65]*50&lt;50;[.A65]*50*[.H65];IF([.A65]*50&lt;100;[.A65]*50*[.I65];[.A65]*50*[.J65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5" office:value-type="string" calcext:value-type="string">
            <text:p>HC49/S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$50]" office:value-type="float" office:value="0" calcext:value-type="float">
            <text:p>0</text:p>
          </table:table-cell>
          <table:table-cell table:style-name="ce9" table:formula="of:=[Bauteilpreise.N$50]" office:value-type="float" office:value="0" calcext:value-type="float">
            <text:p>0</text:p>
          </table:table-cell>
          <table:table-cell table:style-name="ce9" table:formula="of:=[Bauteilpreise.O$50]" office:value-type="float" office:value="0" calcext:value-type="float">
            <text:p>0</text:p>
          </table:table-cell>
          <table:table-cell table:style-name="ce9" table:formula="of:=IF([.A66]&lt;10;[.A66]*[.G66];IF([.A66]&lt;50;[.A66]*[.H66];IF([.A66]&lt;100;[.A66]*[.I66];[.A66]*[.J66])))" office:value-type="float" office:value="0" calcext:value-type="float">
            <text:p>0</text:p>
          </table:table-cell>
          <table:table-cell table:style-name="ce9" table:formula="of:=IF([.A66]*10&lt;10;[.A66]*10*[.G66];IF([.A66]*10&lt;50;[.A66]*10*[.H66];IF([.A66]*10&lt;100;[.A66]*10*[.I66];[.A66]*10*[.J66])))" office:value-type="float" office:value="0" calcext:value-type="float">
            <text:p>0</text:p>
          </table:table-cell>
          <table:table-cell table:style-name="ce9" table:formula="of:=IF([.A66]*50&lt;10;[.A66]*50*[.G66];IF([.A66]*50&lt;50;[.A66]*50*[.H66];IF([.A66]*50&lt;100;[.A66]*50*[.I66];[.A66]*50*[.J6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JP2E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JUMP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67]&lt;10;[.A67]*[.G67];IF([.A67]&lt;50;[.A67]*[.H67];IF([.A67]&lt;100;[.A67]*[.I67];[.A67]*[.J67])))" office:value-type="float" office:value="0" calcext:value-type="float">
            <text:p>0</text:p>
          </table:table-cell>
          <table:table-cell table:style-name="ce9" table:formula="of:=IF([.A67]*10&lt;10;[.A67]*10*[.G67];IF([.A67]*10&lt;50;[.A67]*10*[.H67];IF([.A67]*10&lt;100;[.A67]*10*[.I67];[.A67]*10*[.J67])))" office:value-type="float" office:value="0" calcext:value-type="float">
            <text:p>0</text:p>
          </table:table-cell>
          <table:table-cell table:style-name="ce9" table:formula="of:=IF([.A67]*50&lt;10;[.A67]*50*[.G67];IF([.A67]*50&lt;50;[.A67]*50*[.H67];IF([.A67]*50&lt;100;[.A67]*50*[.I67];[.A67]*50*[.J6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KIM-055L</text:p>
          </table:table-cell>
          <table:table-cell table:style-name="ce5" office:value-type="string" calcext:value-type="string">
            <text:p>KIM-055L</text:p>
          </table:table-cell>
          <table:table-cell table:style-name="ce5" office:value-type="string" calcext:value-type="string">
            <text:p>MOD1</text:p>
          </table:table-cell>
          <table:table-cell table:style-name="ce5" office:value-type="string" calcext:value-type="string">
            <text:p>5V 5amp DC DC module</text:p>
          </table:table-cell>
          <table:table-cell table:style-name="ce9" table:formula="of:=[Bauteilpreise.L$43]" office:value-type="float" office:value="2.5" calcext:value-type="float">
            <text:p>2,5</text:p>
          </table:table-cell>
          <table:table-cell table:style-name="ce9" table:formula="of:=[Bauteilpreise.M$43]" office:value-type="float" office:value="2.5" calcext:value-type="float">
            <text:p>2,5</text:p>
          </table:table-cell>
          <table:table-cell table:style-name="ce9" table:formula="of:=[Bauteilpreise.N$43]" office:value-type="float" office:value="2.5" calcext:value-type="float">
            <text:p>2,5</text:p>
          </table:table-cell>
          <table:table-cell table:style-name="ce9" table:formula="of:=[Bauteilpreise.O$43]" office:value-type="float" office:value="2.5" calcext:value-type="float">
            <text:p>2,5</text:p>
          </table:table-cell>
          <table:table-cell table:style-name="ce9" table:formula="of:=IF([.A68]&lt;10;[.A68]*[.G68];IF([.A68]&lt;50;[.A68]*[.H68];IF([.A68]&lt;100;[.A68]*[.I68];[.A68]*[.J68])))" office:value-type="float" office:value="2.5" calcext:value-type="float">
            <text:p>2,5</text:p>
          </table:table-cell>
          <table:table-cell table:style-name="ce9" table:formula="of:=IF([.A68]*10&lt;10;[.A68]*10*[.G68];IF([.A68]*10&lt;50;[.A68]*10*[.H68];IF([.A68]*10&lt;100;[.A68]*10*[.I68];[.A68]*10*[.J68])))" office:value-type="float" office:value="25" calcext:value-type="float">
            <text:p>25</text:p>
          </table:table-cell>
          <table:table-cell table:style-name="ce9" table:formula="of:=IF([.A68]*50&lt;10;[.A68]*50*[.G68];IF([.A68]*50&lt;50;[.A68]*50*[.H68];IF([.A68]*50&lt;100;[.A68]*50*[.I68];[.A68]*50*[.J68])))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ED3MM</text:p>
          </table:table-cell>
          <table:table-cell table:style-name="ce5" office:value-type="string" calcext:value-type="string">
            <text:p>LED3MM</text:p>
          </table:table-cell>
          <table:table-cell table:style-name="ce5" office:value-type="string" calcext:value-type="string">
            <text:p>LED9</text:p>
          </table:table-cell>
          <table:table-cell table:style-name="ce5" office:value-type="string" calcext:value-type="string">
            <text:p>LED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69]&lt;10;[.A69]*[.G69];IF([.A69]&lt;50;[.A69]*[.H69];IF([.A69]&lt;100;[.A69]*[.I69];[.A69]*[.J69])))" office:value-type="float" office:value="0" calcext:value-type="float">
            <text:p>0</text:p>
          </table:table-cell>
          <table:table-cell table:style-name="ce9" table:formula="of:=IF([.A69]*10&lt;10;[.A69]*10*[.G69];IF([.A69]*10&lt;50;[.A69]*10*[.H69];IF([.A69]*10&lt;100;[.A69]*10*[.I69];[.A69]*10*[.J69])))" office:value-type="float" office:value="0" calcext:value-type="float">
            <text:p>0</text:p>
          </table:table-cell>
          <table:table-cell table:style-name="ce9" table:formula="of:=IF([.A69]*50&lt;10;[.A69]*50*[.G69];IF([.A69]*50&lt;50;[.A69]*50*[.H69];IF([.A69]*50&lt;100;[.A69]*50*[.I69];[.A69]*50*[.J6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3/90</text:p>
          </table:table-cell>
          <table:table-cell table:style-name="ce5" office:value-type="string" calcext:value-type="string">
            <text:p>1X03/90</text:p>
          </table:table-cell>
          <table:table-cell table:style-name="ce5" office:value-type="string" calcext:value-type="string">
            <text:p>JP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0]&lt;10;[.A70]*[.G70];IF([.A70]&lt;50;[.A70]*[.H70];IF([.A70]&lt;100;[.A70]*[.I70];[.A70]*[.J70])))" office:value-type="float" office:value="0" calcext:value-type="float">
            <text:p>0</text:p>
          </table:table-cell>
          <table:table-cell table:style-name="ce9" table:formula="of:=IF([.A70]*10&lt;10;[.A70]*10*[.G70];IF([.A70]*10&lt;50;[.A70]*10*[.H70];IF([.A70]*10&lt;100;[.A70]*10*[.I70];[.A70]*10*[.J70])))" office:value-type="float" office:value="0" calcext:value-type="float">
            <text:p>0</text:p>
          </table:table-cell>
          <table:table-cell table:style-name="ce9" table:formula="of:=IF([.A70]*50&lt;10;[.A70]*50*[.G70];IF([.A70]*50&lt;50;[.A70]*50*[.H70];IF([.A70]*50&lt;100;[.A70]*50*[.I70];[.A70]*50*[.J7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, JP4, JP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1]&lt;10;[.A71]*[.G71];IF([.A71]&lt;50;[.A71]*[.H71];IF([.A71]&lt;100;[.A71]*[.I71];[.A71]*[.J71])))" office:value-type="float" office:value="0" calcext:value-type="float">
            <text:p>0</text:p>
          </table:table-cell>
          <table:table-cell table:style-name="ce9" table:formula="of:=IF([.A71]*10&lt;10;[.A71]*10*[.G71];IF([.A71]*10&lt;50;[.A71]*10*[.H71];IF([.A71]*10&lt;100;[.A71]*10*[.I71];[.A71]*10*[.J71])))" office:value-type="float" office:value="0" calcext:value-type="float">
            <text:p>0</text:p>
          </table:table-cell>
          <table:table-cell table:style-name="ce9" table:formula="of:=IF([.A71]*50&lt;10;[.A71]*50*[.G71];IF([.A71]*50&lt;50;[.A71]*50*[.H71];IF([.A71]*50&lt;100;[.A71]*50*[.I71];[.A71]*50*[.J7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2]&lt;10;[.A72]*[.G72];IF([.A72]&lt;50;[.A72]*[.H72];IF([.A72]&lt;100;[.A72]*[.I72];[.A72]*[.J72])))" office:value-type="float" office:value="0" calcext:value-type="float">
            <text:p>0</text:p>
          </table:table-cell>
          <table:table-cell table:style-name="ce9" table:formula="of:=IF([.A72]*10&lt;10;[.A72]*10*[.G72];IF([.A72]*10&lt;50;[.A72]*10*[.H72];IF([.A72]*10&lt;100;[.A72]*10*[.I72];[.A72]*10*[.J72])))" office:value-type="float" office:value="0" calcext:value-type="float">
            <text:p>0</text:p>
          </table:table-cell>
          <table:table-cell table:style-name="ce9" table:formula="of:=IF([.A72]*50&lt;10;[.A72]*50*[.G72];IF([.A72]*50&lt;50;[.A72]*50*[.H72];IF([.A72]*50&lt;100;[.A72]*50*[.I72];[.A72]*50*[.J7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R-EU_M0805</text:p>
          </table:table-cell>
          <table:table-cell table:style-name="ce5" office:value-type="string" calcext:value-type="string">
            <text:p>M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3]&lt;10;[.A73]*[.G73];IF([.A73]&lt;50;[.A73]*[.H73];IF([.A73]&lt;100;[.A73]*[.I73];[.A73]*[.J73])))" office:value-type="float" office:value="0.01" calcext:value-type="float">
            <text:p>0,01</text:p>
          </table:table-cell>
          <table:table-cell table:style-name="ce9" table:formula="of:=IF([.A73]*10&lt;10;[.A73]*10*[.G73];IF([.A73]*10&lt;50;[.A73]*10*[.H73];IF([.A73]*10&lt;100;[.A73]*10*[.I73];[.A73]*10*[.J73])))" office:value-type="float" office:value="0.1" calcext:value-type="float">
            <text:p>0,1</text:p>
          </table:table-cell>
          <table:table-cell table:style-name="ce9" table:formula="of:=IF([.A73]*50&lt;10;[.A73]*50*[.G73];IF([.A73]*50&lt;50;[.A73]*50*[.H73];IF([.A73]*50&lt;100;[.A73]*50*[.I73];[.A73]*50*[.J73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4]&lt;10;[.A74]*[.G74];IF([.A74]&lt;50;[.A74]*[.H74];IF([.A74]&lt;100;[.A74]*[.I74];[.A74]*[.J74])))" office:value-type="float" office:value="0.02" calcext:value-type="float">
            <text:p>0,02</text:p>
          </table:table-cell>
          <table:table-cell table:style-name="ce9" table:formula="of:=IF([.A74]*10&lt;10;[.A74]*10*[.G74];IF([.A74]*10&lt;50;[.A74]*10*[.H74];IF([.A74]*10&lt;100;[.A74]*10*[.I74];[.A74]*10*[.J74])))" office:value-type="float" office:value="0.2" calcext:value-type="float">
            <text:p>0,2</text:p>
          </table:table-cell>
          <table:table-cell table:style-name="ce9" table:formula="of:=IF([.A74]*50&lt;10;[.A74]*50*[.G74];IF([.A74]*50&lt;50;[.A74]*50*[.H74];IF([.A74]*50&lt;100;[.A74]*50*[.I74];[.A74]*50*[.J74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603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5]&lt;10;[.A75]*[.G75];IF([.A75]&lt;50;[.A75]*[.H75];IF([.A75]&lt;100;[.A75]*[.I75];[.A75]*[.J75])))" office:value-type="float" office:value="0.01" calcext:value-type="float">
            <text:p>0,01</text:p>
          </table:table-cell>
          <table:table-cell table:style-name="ce9" table:formula="of:=IF([.A75]*10&lt;10;[.A75]*10*[.G75];IF([.A75]*10&lt;50;[.A75]*10*[.H75];IF([.A75]*10&lt;100;[.A75]*10*[.I75];[.A75]*10*[.J75])))" office:value-type="float" office:value="0.1" calcext:value-type="float">
            <text:p>0,1</text:p>
          </table:table-cell>
          <table:table-cell table:style-name="ce9" table:formula="of:=IF([.A75]*50&lt;10;[.A75]*50*[.G75];IF([.A75]*50&lt;50;[.A75]*50*[.H75];IF([.A75]*50&lt;100;[.A75]*50*[.I75];[.A75]*50*[.J75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formula="of:=[Bauteilpreise.L$7]" office:value-type="float" office:value="0" calcext:value-type="float">
            <text:p>0</text:p>
          </table:table-cell>
          <table:table-cell table:style-name="ce9" table:formula="of:=[Bauteilpreise.M$7]" office:value-type="float" office:value="0" calcext:value-type="float">
            <text:p>0</text:p>
          </table:table-cell>
          <table:table-cell table:style-name="ce9" table:formula="of:=[Bauteilpreise.N$7]" office:value-type="float" office:value="0" calcext:value-type="float">
            <text:p>0</text:p>
          </table:table-cell>
          <table:table-cell table:style-name="ce9" table:formula="of:=[Bauteilpreise.O$7]" office:value-type="float" office:value="0" calcext:value-type="float">
            <text:p>0</text:p>
          </table:table-cell>
          <table:table-cell table:style-name="ce9" table:formula="of:=IF([.A76]&lt;10;[.A76]*[.G76];IF([.A76]&lt;50;[.A76]*[.H76];IF([.A76]&lt;100;[.A76]*[.I76];[.A76]*[.J76])))" office:value-type="float" office:value="0" calcext:value-type="float">
            <text:p>0</text:p>
          </table:table-cell>
          <table:table-cell table:style-name="ce9" table:formula="of:=IF([.A76]*10&lt;10;[.A76]*10*[.G76];IF([.A76]*10&lt;50;[.A76]*10*[.H76];IF([.A76]*10&lt;100;[.A76]*10*[.I76];[.A76]*10*[.J76])))" office:value-type="float" office:value="0" calcext:value-type="float">
            <text:p>0</text:p>
          </table:table-cell>
          <table:table-cell table:style-name="ce9" table:formula="of:=IF([.A76]*50&lt;10;[.A76]*50*[.G76];IF([.A76]*50&lt;50;[.A76]*50*[.H76];IF([.A76]*50&lt;100;[.A76]*50*[.I76];[.A76]*50*[.J7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8P8C Jack</text:p>
          </table:table-cell>
          <table:table-cell table:style-name="ce9" table:formula="of:=[Bauteilpreise.L$8]" office:value-type="float" office:value="0" calcext:value-type="float">
            <text:p>0</text:p>
          </table:table-cell>
          <table:table-cell table:style-name="ce9" table:formula="of:=[Bauteilpreise.M$8]" office:value-type="float" office:value="0" calcext:value-type="float">
            <text:p>0</text:p>
          </table:table-cell>
          <table:table-cell table:style-name="ce9" table:formula="of:=[Bauteilpreise.N$8]" office:value-type="float" office:value="0" calcext:value-type="float">
            <text:p>0</text:p>
          </table:table-cell>
          <table:table-cell table:style-name="ce9" table:formula="of:=[Bauteilpreise.O$8]" office:value-type="float" office:value="0" calcext:value-type="float">
            <text:p>0</text:p>
          </table:table-cell>
          <table:table-cell table:style-name="ce9" table:formula="of:=IF([.A77]&lt;10;[.A77]*[.G77];IF([.A77]&lt;50;[.A77]*[.H77];IF([.A77]&lt;100;[.A77]*[.I77];[.A77]*[.J77])))" office:value-type="float" office:value="0" calcext:value-type="float">
            <text:p>0</text:p>
          </table:table-cell>
          <table:table-cell table:style-name="ce9" table:formula="of:=IF([.A77]*10&lt;10;[.A77]*10*[.G77];IF([.A77]*10&lt;50;[.A77]*10*[.H77];IF([.A77]*10&lt;100;[.A77]*10*[.I77];[.A77]*10*[.J77])))" office:value-type="float" office:value="0" calcext:value-type="float">
            <text:p>0</text:p>
          </table:table-cell>
          <table:table-cell table:style-name="ce9" table:formula="of:=IF([.A77]*50&lt;10;[.A77]*50*[.G77];IF([.A77]*50&lt;50;[.A77]*50*[.H77];IF([.A77]*50&lt;100;[.A77]*50*[.I77];[.A77]*50*[.J7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office:value-type="string" calcext:value-type="string">
            <text:p>U$1</text:p>
          </table:table-cell>
          <table:table-cell table:style-name="ce5"/>
          <table:table-cell table:style-name="ce9" table:formula="of:=[Bauteilpreise.L$51]" office:value-type="float" office:value="0" calcext:value-type="float">
            <text:p>0</text:p>
          </table:table-cell>
          <table:table-cell table:style-name="ce9" table:formula="of:=[Bauteilpreise.M$51]" office:value-type="float" office:value="0" calcext:value-type="float">
            <text:p>0</text:p>
          </table:table-cell>
          <table:table-cell table:style-name="ce9" table:formula="of:=[Bauteilpreise.N$51]" office:value-type="float" office:value="0" calcext:value-type="float">
            <text:p>0</text:p>
          </table:table-cell>
          <table:table-cell table:style-name="ce9" table:formula="of:=[Bauteilpreise.O$51]" office:value-type="float" office:value="0" calcext:value-type="float">
            <text:p>0</text:p>
          </table:table-cell>
          <table:table-cell table:style-name="ce9" table:formula="of:=IF([.A78]&lt;10;[.A78]*[.G78];IF([.A78]&lt;50;[.A78]*[.H78];IF([.A78]&lt;100;[.A78]*[.I78];[.A78]*[.J78])))" office:value-type="float" office:value="0" calcext:value-type="float">
            <text:p>0</text:p>
          </table:table-cell>
          <table:table-cell table:style-name="ce9" table:formula="of:=IF([.A78]*10&lt;10;[.A78]*10*[.G78];IF([.A78]*10&lt;50;[.A78]*10*[.H78];IF([.A78]*10&lt;100;[.A78]*10*[.I78];[.A78]*10*[.J78])))" office:value-type="float" office:value="0" calcext:value-type="float">
            <text:p>0</text:p>
          </table:table-cell>
          <table:table-cell table:style-name="ce9" table:formula="of:=IF([.A78]*50&lt;10;[.A78]*50*[.G78];IF([.A78]*50&lt;50;[.A78]*50*[.H78];IF([.A78]*50&lt;100;[.A78]*50*[.I78];[.A78]*50*[.J78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SOIC127P1034X264-18N</text:p>
          </table:table-cell>
          <table:table-cell table:style-name="ce5" office:value-type="string" calcext:value-type="string">
            <text:p>U$3</text:p>
          </table:table-cell>
          <table:table-cell table:style-name="ce5" office:value-type="string" calcext:value-type="string">
            <text:p>CAN Controller</text:p>
          </table:table-cell>
          <table:table-cell table:style-name="ce9" table:formula="of:=[Bauteilpreise.L$33]" office:value-type="float" office:value="1.9" calcext:value-type="float">
            <text:p>1,9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79]&lt;10;[.A79]*[.G79];IF([.A79]&lt;50;[.A79]*[.H79];IF([.A79]&lt;100;[.A79]*[.I79];[.A79]*[.J79])))" office:value-type="float" office:value="1.9" calcext:value-type="float">
            <text:p>1,9</text:p>
          </table:table-cell>
          <table:table-cell table:style-name="ce9" table:formula="of:=IF([.A79]*10&lt;10;[.A79]*10*[.G79];IF([.A79]*10&lt;50;[.A79]*10*[.H79];IF([.A79]*10&lt;100;[.A79]*10*[.I79];[.A79]*10*[.J79])))" office:value-type="float" office:value="16.2" calcext:value-type="float">
            <text:p>16,2</text:p>
          </table:table-cell>
          <table:table-cell table:style-name="ce9" table:formula="of:=IF([.A79]*50&lt;10;[.A79]*50*[.G79];IF([.A79]*50&lt;50;[.A79]*50*[.H79];IF([.A79]*50&lt;100;[.A79]*50*[.I79];[.A79]*50*[.J79])))" office:value-type="float" office:value="71.5" calcext:value-type="float">
            <text:p>71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SO-8</text:p>
          </table:table-cell>
          <table:table-cell table:style-name="ce5" office:value-type="string" calcext:value-type="string">
            <text:p>IC2</text:p>
          </table:table-cell>
          <table:table-cell table:style-name="ce5" office:value-type="string" calcext:value-type="string">
            <text:p>CAN Transceiver</text:p>
          </table:table-cell>
          <table:table-cell table:style-name="ce9" table:formula="of:=[Bauteilpreise.L$34]" office:value-type="float" office:value="1.09" calcext:value-type="float">
            <text:p>1,09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80]&lt;10;[.A80]*[.G80];IF([.A80]&lt;50;[.A80]*[.H80];IF([.A80]&lt;100;[.A80]*[.I80];[.A80]*[.J80])))" office:value-type="float" office:value="1.09" calcext:value-type="float">
            <text:p>1,09</text:p>
          </table:table-cell>
          <table:table-cell table:style-name="ce9" table:formula="of:=IF([.A80]*10&lt;10;[.A80]*10*[.G80];IF([.A80]*10&lt;50;[.A80]*10*[.H80];IF([.A80]*10&lt;100;[.A80]*10*[.I80];[.A80]*10*[.J80])))" office:value-type="float" office:value="8.22" calcext:value-type="float">
            <text:p>8,22</text:p>
          </table:table-cell>
          <table:table-cell table:style-name="ce9" table:formula="of:=IF([.A80]*50&lt;10;[.A80]*50*[.G80];IF([.A80]*50&lt;50;[.A80]*50*[.H80];IF([.A80]*50&lt;100;[.A80]*50*[.I80];[.A80]*50*[.J80])))" office:value-type="float" office:value="38.85" calcext:value-type="float">
            <text:p>38,85</text:p>
          </table:table-cell>
          <table:table-cell/>
        </table:table-row>
        <table:table-row table:style-name="ro1">
          <table:table-cell table:number-columns-repeated="10"/>
          <table:table-cell table:formula="of:=SUM([.K64:.K80])" office:value-type="float" office:value="7.024" calcext:value-type="float">
            <text:p>7,024</text:p>
          </table:table-cell>
          <table:table-cell table:formula="of:=SUM([.L64:.L80])" office:value-type="float" office:value="59.6" calcext:value-type="float">
            <text:p>59,6</text:p>
          </table:table-cell>
          <table:table-cell table:formula="of:=SUM([.M64:.M80])" office:value-type="float" office:value="270.45" calcext:value-type="float">
            <text:p>270,4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81]/1" office:value-type="float" office:value="7.024" calcext:value-type="float">
            <text:p>7,024</text:p>
          </table:table-cell>
          <table:table-cell table:formula="of:=[.L81]/10" office:value-type="float" office:value="5.96" calcext:value-type="float">
            <text:p>5,96</text:p>
          </table:table-cell>
          <table:table-cell table:formula="of:=[.M81]/50" office:value-type="float" office:value="5.409" calcext:value-type="float">
            <text:p>5,409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8" office:value-type="string" calcext:value-type="string">
            <text:p>Moto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office:value-type="float" office:value="691312510002" calcext:value-type="float">
            <text:p>691312510002</text:p>
          </table:table-cell>
          <table:table-cell table:style-name="ce5" office:value-type="float" office:value="691312510002" calcext:value-type="float">
            <text:p>691312510002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12 - 5.08 mm</text:p>
          </table:table-cell>
          <table:table-cell table:style-name="ce9" table:formula="of:=[Bauteilpreise.L9]" office:value-type="float" office:value="0" calcext:value-type="float">
            <text:p>0</text:p>
          </table:table-cell>
          <table:table-cell table:style-name="ce9" table:formula="of:=[Bauteilpreise.M9]" office:value-type="float" office:value="0" calcext:value-type="float">
            <text:p>0</text:p>
          </table:table-cell>
          <table:table-cell table:style-name="ce9" table:formula="of:=[Bauteilpreise.N9]" office:value-type="float" office:value="0" calcext:value-type="float">
            <text:p>0</text:p>
          </table:table-cell>
          <table:table-cell table:style-name="ce9" table:formula="of:=[Bauteilpreise.O9]" office:value-type="float" office:value="0" calcext:value-type="float">
            <text:p>0</text:p>
          </table:table-cell>
          <table:table-cell table:style-name="ce9" table:formula="of:=IF([.A89]&lt;10;[.A89]*[.G89];IF([.A89]&lt;50;[.A89]*[.H89];IF([.A89]&lt;100;[.A89]*[.I89];[.A89]*[.J89])))" office:value-type="float" office:value="0" calcext:value-type="float">
            <text:p>0</text:p>
          </table:table-cell>
          <table:table-cell table:style-name="ce9" table:formula="of:=IF([.A89]*10&lt;10;[.A89]*10*[.G89];IF([.A89]*10&lt;50;[.A89]*10*[.H89];IF([.A89]*10&lt;100;[.A89]*10*[.I89];[.A89]*10*[.J89])))" office:value-type="float" office:value="0" calcext:value-type="float">
            <text:p>0</text:p>
          </table:table-cell>
          <table:table-cell table:style-name="ce9" table:formula="of:=IF([.A89]*50&lt;10;[.A89]*50*[.G89];IF([.A89]*50&lt;50;[.A89]*50*[.H89];IF([.A89]*50&lt;100;[.A89]*50*[.I89];[.A89]*50*[.J8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office:value-type="float" office:value="691322310002" calcext:value-type="float">
            <text:p>691322310002</text:p>
          </table:table-cell>
          <table:table-cell table:style-name="ce5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11]" office:value-type="float" office:value="0" calcext:value-type="float">
            <text:p>0</text:p>
          </table:table-cell>
          <table:table-cell table:style-name="ce9" table:formula="of:=[Bauteilpreise.M11]" office:value-type="float" office:value="0" calcext:value-type="float">
            <text:p>0</text:p>
          </table:table-cell>
          <table:table-cell table:style-name="ce9" table:formula="of:=[Bauteilpreise.N11]" office:value-type="float" office:value="0" calcext:value-type="float">
            <text:p>0</text:p>
          </table:table-cell>
          <table:table-cell table:style-name="ce9" table:formula="of:=[Bauteilpreise.O11]" office:value-type="float" office:value="0" calcext:value-type="float">
            <text:p>0</text:p>
          </table:table-cell>
          <table:table-cell table:style-name="ce9" table:formula="of:=IF([.A90]&lt;10;[.A90]*[.G90];IF([.A90]&lt;50;[.A90]*[.H90];IF([.A90]&lt;100;[.A90]*[.I90];[.A90]*[.J90])))" office:value-type="float" office:value="0" calcext:value-type="float">
            <text:p>0</text:p>
          </table:table-cell>
          <table:table-cell table:style-name="ce9" table:formula="of:=IF([.A90]*10&lt;10;[.A90]*10*[.G90];IF([.A90]*10&lt;50;[.A90]*10*[.H90];IF([.A90]*10&lt;100;[.A90]*10*[.I90];[.A90]*10*[.J90])))" office:value-type="float" office:value="0" calcext:value-type="float">
            <text:p>0</text:p>
          </table:table-cell>
          <table:table-cell table:style-name="ce9" table:formula="of:=IF([.A90]*50&lt;10;[.A90]*50*[.G90];IF([.A90]*50&lt;50;[.A90]*50*[.H90];IF([.A90]*50&lt;100;[.A90]*50*[.I90];[.A90]*50*[.J9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PINHD-1X4/90</text:p>
          </table:table-cell>
          <table:table-cell table:style-name="ce5" office:value-type="string" calcext:value-type="string">
            <text:p>1X04/90</text:p>
          </table:table-cell>
          <table:table-cell table:style-name="ce5" office:value-type="string" calcext:value-type="string">
            <text:p>JP1, JP4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1]&lt;10;[.A91]*[.G91];IF([.A91]&lt;50;[.A91]*[.H91];IF([.A91]&lt;100;[.A91]*[.I91];[.A91]*[.J91])))" office:value-type="float" office:value="0" calcext:value-type="float">
            <text:p>0</text:p>
          </table:table-cell>
          <table:table-cell table:style-name="ce9" table:formula="of:=IF([.A91]*10&lt;10;[.A91]*10*[.G91];IF([.A91]*10&lt;50;[.A91]*10*[.H91];IF([.A91]*10&lt;100;[.A91]*10*[.I91];[.A91]*10*[.J91])))" office:value-type="float" office:value="0" calcext:value-type="float">
            <text:p>0</text:p>
          </table:table-cell>
          <table:table-cell table:style-name="ce9" table:formula="of:=IF([.A91]*50&lt;10;[.A91]*50*[.G91];IF([.A91]*50&lt;50;[.A91]*50*[.H91];IF([.A91]*50&lt;100;[.A91]*50*[.I91];[.A91]*50*[.J9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0, JP13, JP14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2]&lt;10;[.A92]*[.G92];IF([.A92]&lt;50;[.A92]*[.H92];IF([.A92]&lt;100;[.A92]*[.I92];[.A92]*[.J92])))" office:value-type="float" office:value="0" calcext:value-type="float">
            <text:p>0</text:p>
          </table:table-cell>
          <table:table-cell table:style-name="ce9" table:formula="of:=IF([.A92]*10&lt;10;[.A92]*10*[.G92];IF([.A92]*10&lt;50;[.A92]*10*[.H92];IF([.A92]*10&lt;100;[.A92]*10*[.I92];[.A92]*10*[.J92])))" office:value-type="float" office:value="0" calcext:value-type="float">
            <text:p>0</text:p>
          </table:table-cell>
          <table:table-cell table:style-name="ce9" table:formula="of:=IF([.A92]*50&lt;10;[.A92]*50*[.G92];IF([.A92]*50&lt;50;[.A92]*50*[.H92];IF([.A92]*50&lt;100;[.A92]*50*[.I92];[.A92]*50*[.J9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PINHD-2X3</text:p>
          </table:table-cell>
          <table:table-cell table:style-name="ce5" office:value-type="string" calcext:value-type="string">
            <text:p>2X03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3]&lt;10;[.A93]*[.G93];IF([.A93]&lt;50;[.A93]*[.H93];IF([.A93]&lt;100;[.A93]*[.I93];[.A93]*[.J93])))" office:value-type="float" office:value="0" calcext:value-type="float">
            <text:p>0</text:p>
          </table:table-cell>
          <table:table-cell table:style-name="ce9" table:formula="of:=IF([.A93]*10&lt;10;[.A93]*10*[.G93];IF([.A93]*10&lt;50;[.A93]*10*[.H93];IF([.A93]*10&lt;100;[.A93]*10*[.I93];[.A93]*10*[.J93])))" office:value-type="float" office:value="0" calcext:value-type="float">
            <text:p>0</text:p>
          </table:table-cell>
          <table:table-cell table:style-name="ce9" table:formula="of:=IF([.A93]*50&lt;10;[.A93]*50*[.G93];IF([.A93]*50&lt;50;[.A93]*50*[.H93];IF([.A93]*50&lt;100;[.A93]*50*[.I93];[.A93]*50*[.J9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PINHD-2X3/90</text:p>
          </table:table-cell>
          <table:table-cell table:style-name="ce5" office:value-type="string" calcext:value-type="string">
            <text:p>2X03/90</text:p>
          </table:table-cell>
          <table:table-cell table:style-name="ce5" office:value-type="string" calcext:value-type="string">
            <text:p>JP7, JP8, JP9, JP11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4]&lt;10;[.A94]*[.G94];IF([.A94]&lt;50;[.A94]*[.H94];IF([.A94]&lt;100;[.A94]*[.I94];[.A94]*[.J94])))" office:value-type="float" office:value="0" calcext:value-type="float">
            <text:p>0</text:p>
          </table:table-cell>
          <table:table-cell table:style-name="ce9" table:formula="of:=IF([.A94]*10&lt;10;[.A94]*10*[.G94];IF([.A94]*10&lt;50;[.A94]*10*[.H94];IF([.A94]*10&lt;100;[.A94]*10*[.I94];[.A94]*10*[.J94])))" office:value-type="float" office:value="0" calcext:value-type="float">
            <text:p>0</text:p>
          </table:table-cell>
          <table:table-cell table:style-name="ce9" table:formula="of:=IF([.A94]*50&lt;10;[.A94]*50*[.G94];IF([.A94]*50&lt;50;[.A94]*50*[.H94];IF([.A94]*50&lt;100;[.A94]*50*[.I94];[.A94]*50*[.J94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1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5]&lt;10;[.A95]*[.G95];IF([.A95]&lt;50;[.A95]*[.H95];IF([.A95]&lt;100;[.A95]*[.I95];[.A95]*[.J95])))" office:value-type="float" office:value="0" calcext:value-type="float">
            <text:p>0</text:p>
          </table:table-cell>
          <table:table-cell table:style-name="ce9" table:formula="of:=IF([.A95]*10&lt;10;[.A95]*10*[.G95];IF([.A95]*10&lt;50;[.A95]*10*[.H95];IF([.A95]*10&lt;100;[.A95]*10*[.I95];[.A95]*10*[.J95])))" office:value-type="float" office:value="0" calcext:value-type="float">
            <text:p>0</text:p>
          </table:table-cell>
          <table:table-cell table:style-name="ce9" table:formula="of:=IF([.A95]*50&lt;10;[.A95]*50*[.G95];IF([.A95]*50&lt;50;[.A95]*50*[.H95];IF([.A95]*50&lt;100;[.A95]*50*[.I95];[.A95]*50*[.J9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0UF</text:p>
          </table:table-cell>
          <table:table-cell table:style-name="ce5" office:value-type="string" calcext:value-type="string">
            <text:p>EEE-FK1V101P-CASE-F</text:p>
          </table:table-cell>
          <table:table-cell table:style-name="ce5" office:value-type="string" calcext:value-type="string">
            <text:p>CAPAE830X1050N</text:p>
          </table:table-cell>
          <table:table-cell table:style-name="ce5" office:value-type="string" calcext:value-type="string">
            <text:p>C1, C2</text:p>
          </table:table-cell>
          <table:table-cell table:style-name="ce5"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96]&lt;10;[.A96]*[.G96];IF([.A96]&lt;50;[.A96]*[.H96];IF([.A96]&lt;100;[.A96]*[.I96];[.A96]*[.J96])))" office:value-type="float" office:value="1.444" calcext:value-type="float">
            <text:p>1,444</text:p>
          </table:table-cell>
          <table:table-cell table:style-name="ce9" table:formula="of:=IF([.A96]*10&lt;10;[.A96]*10*[.G96];IF([.A96]*10&lt;50;[.A96]*10*[.H96];IF([.A96]*10&lt;100;[.A96]*10*[.I96];[.A96]*10*[.J96])))" office:value-type="float" office:value="9.28" calcext:value-type="float">
            <text:p>9,28</text:p>
          </table:table-cell>
          <table:table-cell table:style-name="ce9" table:formula="of:=IF([.A96]*50&lt;10;[.A96]*50*[.G96];IF([.A96]*50&lt;50;[.A96]*50*[.H96];IF([.A96]*50&lt;100;[.A96]*50*[.I96];[.A96]*50*[.J96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97]&lt;10;[.A97]*[.G97];IF([.A97]&lt;50;[.A97]*[.H97];IF([.A97]&lt;100;[.A97]*[.I97];[.A97]*[.J97])))" office:value-type="float" office:value="0.02" calcext:value-type="float">
            <text:p>0,02</text:p>
          </table:table-cell>
          <table:table-cell table:style-name="ce9" table:formula="of:=IF([.A97]*10&lt;10;[.A97]*10*[.G97];IF([.A97]*10&lt;50;[.A97]*10*[.H97];IF([.A97]*10&lt;100;[.A97]*10*[.I97];[.A97]*10*[.J97])))" office:value-type="float" office:value="0.2" calcext:value-type="float">
            <text:p>0,2</text:p>
          </table:table-cell>
          <table:table-cell table:style-name="ce9" table:formula="of:=IF([.A97]*50&lt;10;[.A97]*50*[.G97];IF([.A97]*50&lt;50;[.A97]*50*[.H97];IF([.A97]*50&lt;100;[.A97]*50*[.I97];[.A97]*50*[.J97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4, R5, R6, 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98]&lt;10;[.A98]*[.G98];IF([.A98]&lt;50;[.A98]*[.H98];IF([.A98]&lt;100;[.A98]*[.I98];[.A98]*[.J98])))" office:value-type="float" office:value="0.06" calcext:value-type="float">
            <text:p>0,06</text:p>
          </table:table-cell>
          <table:table-cell table:style-name="ce9" table:formula="of:=IF([.A98]*10&lt;10;[.A98]*10*[.G98];IF([.A98]*10&lt;50;[.A98]*10*[.H98];IF([.A98]*10&lt;100;[.A98]*10*[.I98];[.A98]*10*[.J98])))" office:value-type="float" office:value="0.6" calcext:value-type="float">
            <text:p>0,6</text:p>
          </table:table-cell>
          <table:table-cell table:style-name="ce9" table:formula="of:=IF([.A98]*50&lt;10;[.A98]*50*[.G98];IF([.A98]*50&lt;50;[.A98]*50*[.H98];IF([.A98]*50&lt;100;[.A98]*50*[.I98];[.A98]*50*[.J98])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STEP-STICK</text:p>
          </table:table-cell>
          <table:table-cell table:style-name="ce5" office:value-type="string" calcext:value-type="string">
            <text:p>U$1, U$2</text:p>
          </table:table-cell>
          <table:table-cell table:style-name="ce5"/>
          <table:table-cell table:style-name="ce9" table:formula="of:=[Bauteilpreise.L44]" office:value-type="float" office:value="1.5" calcext:value-type="float">
            <text:p>1,5</text:p>
          </table:table-cell>
          <table:table-cell table:style-name="ce9" table:formula="of:=[Bauteilpreise.M44]" office:value-type="float" office:value="1.5" calcext:value-type="float">
            <text:p>1,5</text:p>
          </table:table-cell>
          <table:table-cell table:style-name="ce9" table:formula="of:=[Bauteilpreise.N44]" office:value-type="float" office:value="1.5" calcext:value-type="float">
            <text:p>1,5</text:p>
          </table:table-cell>
          <table:table-cell table:style-name="ce9" table:formula="of:=[Bauteilpreise.O44]" office:value-type="float" office:value="1.5" calcext:value-type="float">
            <text:p>1,5</text:p>
          </table:table-cell>
          <table:table-cell table:style-name="ce9" table:formula="of:=IF([.A99]&lt;10;[.A99]*[.G99];IF([.A99]&lt;50;[.A99]*[.H99];IF([.A99]&lt;100;[.A99]*[.I99];[.A99]*[.J99])))" office:value-type="float" office:value="3" calcext:value-type="float">
            <text:p>3</text:p>
          </table:table-cell>
          <table:table-cell table:style-name="ce9" table:formula="of:=IF([.A99]*10&lt;10;[.A99]*10*[.G99];IF([.A99]*10&lt;50;[.A99]*10*[.H99];IF([.A99]*10&lt;100;[.A99]*10*[.I99];[.A99]*10*[.J99])))" office:value-type="float" office:value="30" calcext:value-type="float">
            <text:p>30</text:p>
          </table:table-cell>
          <table:table-cell table:style-name="ce9" table:formula="of:=IF([.A99]*50&lt;10;[.A99]*50*[.G99];IF([.A99]*50&lt;50;[.A99]*50*[.H99];IF([.A99]*50&lt;100;[.A99]*50*[.I99];[.A99]*50*[.J99])))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10"/>
          <table:table-cell table:formula="of:=SUM([.K89:.K99])" office:value-type="float" office:value="4.524" calcext:value-type="float">
            <text:p>4,524</text:p>
          </table:table-cell>
          <table:table-cell table:formula="of:=SUM([.L89:.L99])" office:value-type="float" office:value="40.08" calcext:value-type="float">
            <text:p>40,08</text:p>
          </table:table-cell>
          <table:table-cell table:formula="of:=SUM([.M89:.M99])" office:value-type="float" office:value="184.6" calcext:value-type="float">
            <text:p>184,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100]/1" office:value-type="float" office:value="4.524" calcext:value-type="float">
            <text:p>4,524</text:p>
          </table:table-cell>
          <table:table-cell table:formula="of:=[.L100]/10" office:value-type="float" office:value="4.008" calcext:value-type="float">
            <text:p>4,008</text:p>
          </table:table-cell>
          <table:table-cell table:formula="of:=[.M100]/50" office:value-type="float" office:value="3.692" calcext:value-type="float">
            <text:p>3,692</text:p>
          </table:table-cell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11">
          <table:table-cell table:style-name="Default" table:number-columns-repeated="3"/>
          <table:table-cell table:number-columns-repeated="11"/>
        </table:table-row>
        <table:table-row table:style-name="ro1" table:number-rows-repeated="104845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PI" table:style-name="ta1">
        <table:table-column table:style-name="co14" table:default-cell-style-name="ce7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7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18" office:value-type="string" calcext:value-type="string">
            <text:p>GPIO-Analog</text:p>
          </table:table-cell>
          <table:table-cell table:number-columns-repeated="5"/>
          <table:table-cell table:style-name="ce7" table:number-columns-repeated="7"/>
        </table:table-row>
        <table:table-row table:style-name="ro1">
          <table:table-cell table:number-columns-repeated="6"/>
          <table:table-cell table:style-name="ce7" table:number-columns-repeated="7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9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11]" office:value-type="float" office:value="0" calcext:value-type="float">
            <text:p>0</text:p>
          </table:table-cell>
          <table:table-cell table:style-name="ce9" table:formula="of:=[Bauteilpreise.M$11]" office:value-type="float" office:value="0" calcext:value-type="float">
            <text:p>0</text:p>
          </table:table-cell>
          <table:table-cell table:style-name="ce9" table:formula="of:=[Bauteilpreise.N$11]" office:value-type="float" office:value="0" calcext:value-type="float">
            <text:p>0</text:p>
          </table:table-cell>
          <table:table-cell table:style-name="ce9" table:formula="of:=[Bauteilpreise.O$11]" office:value-type="float" office:value="0" calcext:value-type="float">
            <text:p>0</text:p>
          </table:table-cell>
          <table:table-cell table:style-name="ce9"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style-name="ce9"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style-name="ce9" table:formula="of:=IF([.A6]*50&lt;10;[.A6]*50*[.G6];IF([.A6]*50&lt;50;[.A6]*50*[.H6];IF([.A6]*50&lt;100;[.A6]*50*[.I6];[.A6]*50*[.J6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10]" office:value-type="float" office:value="0" calcext:value-type="float">
            <text:p>0</text:p>
          </table:table-cell>
          <table:table-cell table:style-name="ce9" table:formula="of:=[Bauteilpreise.M$10]" office:value-type="float" office:value="0" calcext:value-type="float">
            <text:p>0</text:p>
          </table:table-cell>
          <table:table-cell table:style-name="ce9" table:formula="of:=[Bauteilpreise.N$10]" office:value-type="float" office:value="0" calcext:value-type="float">
            <text:p>0</text:p>
          </table:table-cell>
          <table:table-cell table:style-name="ce9" table:formula="of:=[Bauteilpreise.O$10]" office:value-type="float" office:value="0" calcext:value-type="float">
            <text:p>0</text:p>
          </table:table-cell>
          <table:table-cell table:style-name="ce9"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style-name="ce9"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style-name="ce9" table:formula="of:=IF([.A7]*50&lt;10;[.A7]*50*[.G7];IF([.A7]*50&lt;50;[.A7]*50*[.H7];IF([.A7]*50&lt;100;[.A7]*50*[.I7];[.A7]*50*[.J7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C1, C2, C3, C4, C5, C6, C7, C8, C9</text:p>
          </table:table-cell>
          <table:table-cell table:style-name="ce5" office:value-type="string" calcext:value-type="string">
            <text:p>CAPACITOR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21]" office:value-type="float" office:value="0.01" calcext:value-type="float">
            <text:p>0,01</text:p>
          </table:table-cell>
          <table:table-cell table:style-name="ce9" table:formula="of:=[Bauteilpreise.N21]" office:value-type="float" office:value="0.01" calcext:value-type="float">
            <text:p>0,01</text:p>
          </table:table-cell>
          <table:table-cell table:style-name="ce9" table:formula="of:=[Bauteilpreise.O21]" office:value-type="float" office:value="0.01" calcext:value-type="float">
            <text:p>0,01</text:p>
          </table:table-cell>
          <table:table-cell table:style-name="ce9" table:formula="of:=IF([.A8]&lt;10;[.A8]*[.G8];IF([.A8]&lt;50;[.A8]*[.H8];IF([.A8]&lt;100;[.A8]*[.I8];[.A8]*[.J8])))" office:value-type="float" office:value="0.09" calcext:value-type="float">
            <text:p>0,09</text:p>
          </table:table-cell>
          <table:table-cell table:style-name="ce9" table:formula="of:=IF([.A8]*10&lt;10;[.A8]*10*[.G8];IF([.A8]*10&lt;50;[.A8]*10*[.H8];IF([.A8]*10&lt;100;[.A8]*10*[.I8];[.A8]*10*[.J8])))" office:value-type="float" office:value="0.9" calcext:value-type="float">
            <text:p>0,9</text:p>
          </table:table-cell>
          <table:table-cell table:style-name="ce9" table:formula="of:=IF([.A8]*50&lt;10;[.A8]*50*[.G8];IF([.A8]*50&lt;50;[.A8]*50*[.H8];IF([.A8]*50&lt;100;[.A8]*50*[.I8];[.A8]*50*[.J8])))" office:value-type="float" office:value="4.5" calcext:value-type="float">
            <text:p>4,5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4" office:value-type="string" calcext:value-type="string">
            <text:p>HC49/S</text:p>
          </table:table-cell>
          <table:table-cell table:style-name="ce5" office:value-type="string" calcext:value-type="string">
            <text:p>Q1, Q2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50]" office:value-type="float" office:value="0" calcext:value-type="float">
            <text:p>0</text:p>
          </table:table-cell>
          <table:table-cell table:style-name="ce9" table:formula="of:=[Bauteilpreise.N50]" office:value-type="float" office:value="0" calcext:value-type="float">
            <text:p>0</text:p>
          </table:table-cell>
          <table:table-cell table:style-name="ce9" table:formula="of:=[Bauteilpreise.O50]" office:value-type="float" office:value="0" calcext:value-type="float">
            <text:p>0</text:p>
          </table:table-cell>
          <table:table-cell table:style-name="ce9" table:formula="of:=IF([.A9]&lt;10;[.A9]*[.G9];IF([.A9]&lt;50;[.A9]*[.H9];IF([.A9]&lt;100;[.A9]*[.I9];[.A9]*[.J9])))" office:value-type="float" office:value="0" calcext:value-type="float">
            <text:p>0</text:p>
          </table:table-cell>
          <table:table-cell table:style-name="ce9" table:formula="of:=IF([.A9]*10&lt;10;[.A9]*10*[.G9];IF([.A9]*10&lt;50;[.A9]*10*[.H9];IF([.A9]*10&lt;100;[.A9]*10*[.I9];[.A9]*10*[.J9])))" office:value-type="float" office:value="0" calcext:value-type="float">
            <text:p>0</text:p>
          </table:table-cell>
          <table:table-cell table:style-name="ce9" table:formula="of:=IF([.A9]*50&lt;10;[.A9]*50*[.G9];IF([.A9]*50&lt;50;[.A9]*50*[.H9];IF([.A9]*50&lt;100;[.A9]*50*[.I9];[.A9]*50*[.J9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EBP_8-8G</text:p>
          </table:table-cell>
          <table:table-cell table:style-name="ce4" office:value-type="string" calcext:value-type="string">
            <text:p>MEBP</text:p>
          </table:table-cell>
          <table:table-cell table:style-name="ce5" office:value-type="string" calcext:value-type="string">
            <text:p>CON1</text:p>
          </table:table-cell>
          <table:table-cell table:style-name="ce5" office:value-type="string" calcext:value-type="string">
            <text:p>Reichelt RJ45 geschirmt MEBP 8-8G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49]" office:value-type="float" office:value="0" calcext:value-type="float">
            <text:p>0</text:p>
          </table:table-cell>
          <table:table-cell table:style-name="ce9" table:formula="of:=[Bauteilpreise.N49]" office:value-type="float" office:value="0" calcext:value-type="float">
            <text:p>0</text:p>
          </table:table-cell>
          <table:table-cell table:style-name="ce9" table:formula="of:=[Bauteilpreise.O49]" office:value-type="float" office:value="0" calcext:value-type="float">
            <text:p>0</text:p>
          </table:table-cell>
          <table:table-cell table:style-name="ce9" table:formula="of:=IF([.A10]&lt;10;[.A10]*[.G10];IF([.A10]&lt;50;[.A10]*[.H10];IF([.A10]&lt;100;[.A10]*[.I10];[.A10]*[.J10])))" office:value-type="float" office:value="0" calcext:value-type="float">
            <text:p>0</text:p>
          </table:table-cell>
          <table:table-cell table:style-name="ce9" table:formula="of:=IF([.A10]*10&lt;10;[.A10]*10*[.G10];IF([.A10]*10&lt;50;[.A10]*10*[.H10];IF([.A10]*10&lt;100;[.A10]*10*[.I10];[.A10]*10*[.J10])))" office:value-type="float" office:value="0" calcext:value-type="float">
            <text:p>0</text:p>
          </table:table-cell>
          <table:table-cell table:style-name="ce9" table:formula="of:=IF([.A10]*50&lt;10;[.A10]*50*[.G10];IF([.A10]*50&lt;50;[.A10]*50*[.H10];IF([.A10]*50&lt;100;[.A10]*50*[.I10];[.A10]*50*[.J10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PINHD-1X2</text:p>
          </table:table-cell>
          <table:table-cell table:style-name="ce4" office:value-type="string" calcext:value-type="string">
            <text:p>1X02</text:p>
          </table:table-cell>
          <table:table-cell table:style-name="ce5" office:value-type="string" calcext:value-type="string">
            <text:p>JP1, JP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11]&lt;10;[.A11]*[.G11];IF([.A11]&lt;50;[.A11]*[.H11];IF([.A11]&lt;100;[.A11]*[.I11];[.A11]*[.J11])))" office:value-type="float" office:value="0" calcext:value-type="float">
            <text:p>0</text:p>
          </table:table-cell>
          <table:table-cell table:style-name="ce9" table:formula="of:=IF([.A11]*10&lt;10;[.A11]*10*[.G11];IF([.A11]*10&lt;50;[.A11]*10*[.H11];IF([.A11]*10&lt;100;[.A11]*10*[.I11];[.A11]*10*[.J11])))" office:value-type="float" office:value="0" calcext:value-type="float">
            <text:p>0</text:p>
          </table:table-cell>
          <table:table-cell table:style-name="ce9" table:formula="of:=IF([.A11]*50&lt;10;[.A11]*50*[.G11];IF([.A11]*50&lt;50;[.A11]*50*[.H11];IF([.A11]*50&lt;100;[.A11]*50*[.I11];[.A11]*50*[.J11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5</text:p>
          </table:table-cell>
          <table:table-cell table:style-name="ce4" office:value-type="string" calcext:value-type="string">
            <text:p>1X05</text:p>
          </table:table-cell>
          <table:table-cell table:style-name="ce5" office:value-type="string" calcext:value-type="string">
            <text:p>JP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12]&lt;10;[.A12]*[.G12];IF([.A12]&lt;50;[.A12]*[.H12];IF([.A12]&lt;100;[.A12]*[.I12];[.A12]*[.J12])))" office:value-type="float" office:value="0" calcext:value-type="float">
            <text:p>0</text:p>
          </table:table-cell>
          <table:table-cell table:style-name="ce9" table:formula="of:=IF([.A12]*10&lt;10;[.A12]*10*[.G12];IF([.A12]*10&lt;50;[.A12]*10*[.H12];IF([.A12]*10&lt;100;[.A12]*10*[.I12];[.A12]*10*[.J12])))" office:value-type="float" office:value="0" calcext:value-type="float">
            <text:p>0</text:p>
          </table:table-cell>
          <table:table-cell table:style-name="ce9" table:formula="of:=IF([.A12]*50&lt;10;[.A12]*50*[.G12];IF([.A12]*50&lt;50;[.A12]*50*[.H12];IF([.A12]*50&lt;100;[.A12]*50*[.I12];[.A12]*50*[.J12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1, R2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3]&lt;10;[.A13]*[.G13];IF([.A13]&lt;50;[.A13]*[.H13];IF([.A13]&lt;100;[.A13]*[.I13];[.A13]*[.J13])))" office:value-type="float" office:value="0.02" calcext:value-type="float">
            <text:p>0,02</text:p>
          </table:table-cell>
          <table:table-cell table:style-name="ce9" table:formula="of:=IF([.A13]*10&lt;10;[.A13]*10*[.G13];IF([.A13]*10&lt;50;[.A13]*10*[.H13];IF([.A13]*10&lt;100;[.A13]*10*[.I13];[.A13]*10*[.J13])))" office:value-type="float" office:value="0.2" calcext:value-type="float">
            <text:p>0,2</text:p>
          </table:table-cell>
          <table:table-cell table:style-name="ce9" table:formula="of:=IF([.A13]*50&lt;10;[.A13]*50*[.G13];IF([.A13]*50&lt;50;[.A13]*50*[.H13];IF([.A13]*50&lt;100;[.A13]*50*[.I13];[.A13]*50*[.J13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3, R4, R5, R6, R9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4]&lt;10;[.A14]*[.G14];IF([.A14]&lt;50;[.A14]*[.H14];IF([.A14]&lt;100;[.A14]*[.I14];[.A14]*[.J14])))" office:value-type="float" office:value="0.06" calcext:value-type="float">
            <text:p>0,06</text:p>
          </table:table-cell>
          <table:table-cell table:style-name="ce9" table:formula="of:=IF([.A14]*10&lt;10;[.A14]*10*[.G14];IF([.A14]*10&lt;50;[.A14]*10*[.H14];IF([.A14]*10&lt;100;[.A14]*10*[.I14];[.A14]*10*[.J14])))" office:value-type="float" office:value="0.6" calcext:value-type="float">
            <text:p>0,6</text:p>
          </table:table-cell>
          <table:table-cell table:style-name="ce9" table:formula="of:=IF([.A14]*50&lt;10;[.A14]*50*[.G14];IF([.A14]*50&lt;50;[.A14]*50*[.H14];IF([.A14]*50&lt;100;[.A14]*50*[.I14];[.A14]*50*[.J14])))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11, R12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5]&lt;10;[.A15]*[.G15];IF([.A15]&lt;50;[.A15]*[.H15];IF([.A15]&lt;100;[.A15]*[.I15];[.A15]*[.J15])))" office:value-type="float" office:value="0.02" calcext:value-type="float">
            <text:p>0,02</text:p>
          </table:table-cell>
          <table:table-cell table:style-name="ce9" table:formula="of:=IF([.A15]*10&lt;10;[.A15]*10*[.G15];IF([.A15]*10&lt;50;[.A15]*10*[.H15];IF([.A15]*10&lt;100;[.A15]*10*[.I15];[.A15]*10*[.J15])))" office:value-type="float" office:value="0.2" calcext:value-type="float">
            <text:p>0,2</text:p>
          </table:table-cell>
          <table:table-cell table:style-name="ce9" table:formula="of:=IF([.A15]*50&lt;10;[.A15]*50*[.G15];IF([.A15]*50&lt;50;[.A15]*50*[.H15];IF([.A15]*50&lt;100;[.A15]*50*[.I15];[.A15]*50*[.J15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8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6]&lt;10;[.A16]*[.G16];IF([.A16]&lt;50;[.A16]*[.H16];IF([.A16]&lt;100;[.A16]*[.I16];[.A16]*[.J16])))" office:value-type="float" office:value="0.02" calcext:value-type="float">
            <text:p>0,02</text:p>
          </table:table-cell>
          <table:table-cell table:style-name="ce9" table:formula="of:=IF([.A16]*10&lt;10;[.A16]*10*[.G16];IF([.A16]*10&lt;50;[.A16]*10*[.H16];IF([.A16]*10&lt;100;[.A16]*10*[.I16];[.A16]*10*[.J16])))" office:value-type="float" office:value="0.2" calcext:value-type="float">
            <text:p>0,2</text:p>
          </table:table-cell>
          <table:table-cell table:style-name="ce9" table:formula="of:=IF([.A16]*50&lt;10;[.A16]*50*[.G16];IF([.A16]*50&lt;50;[.A16]*50*[.H16];IF([.A16]*50&lt;100;[.A16]*50*[.I16];[.A16]*50*[.J16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4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<text:s/>8P8C Jack </text:p>
          </table:table-cell>
          <table:table-cell table:style-name="ce9" table:formula="of:=[Bauteilpreise.L8]" office:value-type="float" office:value="0" calcext:value-type="float">
            <text:p>0</text:p>
          </table:table-cell>
          <table:table-cell table:style-name="ce9" table:formula="of:=[Bauteilpreise.M8]" office:value-type="float" office:value="0" calcext:value-type="float">
            <text:p>0</text:p>
          </table:table-cell>
          <table:table-cell table:style-name="ce9" table:formula="of:=[Bauteilpreise.N8]" office:value-type="float" office:value="0" calcext:value-type="float">
            <text:p>0</text:p>
          </table:table-cell>
          <table:table-cell table:style-name="ce9" table:formula="of:=[Bauteilpreise.O8]" office:value-type="float" office:value="0" calcext:value-type="float">
            <text:p>0</text:p>
          </table:table-cell>
          <table:table-cell table:style-name="ce9" table:formula="of:=IF([.A17]&lt;10;[.A17]*[.G17];IF([.A17]&lt;50;[.A17]*[.H17];IF([.A17]&lt;100;[.A17]*[.I17];[.A17]*[.J17])))" office:value-type="float" office:value="0" calcext:value-type="float">
            <text:p>0</text:p>
          </table:table-cell>
          <table:table-cell table:style-name="ce9" table:formula="of:=IF([.A17]*10&lt;10;[.A17]*10*[.G17];IF([.A17]*10&lt;50;[.A17]*10*[.H17];IF([.A17]*10&lt;100;[.A17]*10*[.I17];[.A17]*10*[.J17])))" office:value-type="float" office:value="0" calcext:value-type="float">
            <text:p>0</text:p>
          </table:table-cell>
          <table:table-cell table:style-name="ce9" table:formula="of:=IF([.A17]*50&lt;10;[.A17]*50*[.G17];IF([.A17]*50&lt;50;[.A17]*50*[.H17];IF([.A17]*50&lt;100;[.A17]*50*[.I17];[.A17]*50*[.J17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DS1820TO92</text:p>
          </table:table-cell>
          <table:table-cell table:style-name="ce4" office:value-type="string" calcext:value-type="string">
            <text:p>TO-92</text:p>
          </table:table-cell>
          <table:table-cell table:style-name="ce5" office:value-type="string" calcext:value-type="string">
            <text:p>IC1</text:p>
          </table:table-cell>
          <table:table-cell table:style-name="ce5" office:value-type="string" calcext:value-type="string">
            <text:p>DS1820 - 1-Wire Digital Thermometer</text:p>
          </table:table-cell>
          <table:table-cell table:style-name="ce9" table:formula="of:=[Bauteilpreise.L$36]" office:value-type="float" office:value="2.2" calcext:value-type="float">
            <text:p>2,2</text:p>
          </table:table-cell>
          <table:table-cell table:style-name="ce9" table:formula="of:=[Bauteilpreise.M$36]" office:value-type="float" office:value="2.2" calcext:value-type="float">
            <text:p>2,2</text:p>
          </table:table-cell>
          <table:table-cell table:style-name="ce9" table:formula="of:=[Bauteilpreise.N$36]" office:value-type="float" office:value="2.2" calcext:value-type="float">
            <text:p>2,2</text:p>
          </table:table-cell>
          <table:table-cell table:style-name="ce9" table:formula="of:=[Bauteilpreise.O$36]" office:value-type="float" office:value="2.2" calcext:value-type="float">
            <text:p>2,2</text:p>
          </table:table-cell>
          <table:table-cell table:style-name="ce9" table:formula="of:=IF([.A18]&lt;10;[.A18]*[.G18];IF([.A18]&lt;50;[.A18]*[.H18];IF([.A18]&lt;100;[.A18]*[.I18];[.A18]*[.J18])))" office:value-type="float" office:value="2.2" calcext:value-type="float">
            <text:p>2,2</text:p>
          </table:table-cell>
          <table:table-cell table:style-name="ce9" table:formula="of:=IF([.A18]*10&lt;10;[.A18]*10*[.G18];IF([.A18]*10&lt;50;[.A18]*10*[.H18];IF([.A18]*10&lt;100;[.A18]*10*[.I18];[.A18]*10*[.J18])))" office:value-type="float" office:value="22" calcext:value-type="float">
            <text:p>22</text:p>
          </table:table-cell>
          <table:table-cell table:style-name="ce9" table:formula="of:=IF([.A18]*50&lt;10;[.A18]*50*[.G18];IF([.A18]*50&lt;50;[.A18]*50*[.H18];IF([.A18]*50&lt;100;[.A18]*50*[.I18];[.A18]*50*[.J18])))" office:value-type="float" office:value="110" calcext:value-type="float">
            <text:p>11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AX481CSA</text:p>
          </table:table-cell>
          <table:table-cell table:style-name="ce4" office:value-type="string" calcext:value-type="string">
            <text:p>SO08</text:p>
          </table:table-cell>
          <table:table-cell table:style-name="ce5" office:value-type="string" calcext:value-type="string">
            <text:p>IC3</text:p>
          </table:table-cell>
          <table:table-cell table:style-name="ce5" office:value-type="string" calcext:value-type="string">
            <text:p>RS485 TRANSEIVER</text:p>
          </table:table-cell>
          <table:table-cell table:style-name="ce9" table:formula="of:=[Bauteilpreise.L$37]" office:value-type="float" office:value="1.69" calcext:value-type="float">
            <text:p>1,69</text:p>
          </table:table-cell>
          <table:table-cell table:style-name="ce9" table:formula="of:=[Bauteilpreise.M$37]" office:value-type="float" office:value="1.68" calcext:value-type="float">
            <text:p>1,68</text:p>
          </table:table-cell>
          <table:table-cell table:style-name="ce9" table:formula="of:=[Bauteilpreise.N$37]" office:value-type="float" office:value="1.68" calcext:value-type="float">
            <text:p>1,68</text:p>
          </table:table-cell>
          <table:table-cell table:style-name="ce9" table:formula="of:=[Bauteilpreise.O$37]" office:value-type="float" office:value="1.67" calcext:value-type="float">
            <text:p>1,67</text:p>
          </table:table-cell>
          <table:table-cell table:style-name="ce9" table:formula="of:=IF([.A19]&lt;10;[.A19]*[.G19];IF([.A19]&lt;50;[.A19]*[.H19];IF([.A19]&lt;100;[.A19]*[.I19];[.A19]*[.J19])))" office:value-type="float" office:value="1.69" calcext:value-type="float">
            <text:p>1,69</text:p>
          </table:table-cell>
          <table:table-cell table:style-name="ce9" table:formula="of:=IF([.A19]*10&lt;10;[.A19]*10*[.G19];IF([.A19]*10&lt;50;[.A19]*10*[.H19];IF([.A19]*10&lt;100;[.A19]*10*[.I19];[.A19]*10*[.J19])))" office:value-type="float" office:value="16.8" calcext:value-type="float">
            <text:p>16,8</text:p>
          </table:table-cell>
          <table:table-cell table:style-name="ce9" table:formula="of:=IF([.A19]*50&lt;10;[.A19]*50*[.G19];IF([.A19]*50&lt;50;[.A19]*50*[.H19];IF([.A19]*50&lt;100;[.A19]*50*[.I19];[.A19]*50*[.J19])))" office:value-type="float" office:value="84" calcext:value-type="float">
            <text:p>84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4" office:value-type="string" calcext:value-type="string">
            <text:p>SOIC127</text:p>
          </table:table-cell>
          <table:table-cell table:style-name="ce5" office:value-type="string" calcext:value-type="string">
            <text:p>U$1, U$3</text:p>
          </table:table-cell>
          <table:table-cell table:style-name="ce5" office:value-type="string" calcext:value-type="string">
            <text:p>CAN Controller</text:p>
          </table:table-cell>
          <table:table-cell table:style-name="ce9" table:formula="of:=[Bauteilpreise.L$33]" office:value-type="float" office:value="1.9" calcext:value-type="float">
            <text:p>1,9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20]&lt;10;[.A20]*[.G20];IF([.A20]&lt;50;[.A20]*[.H20];IF([.A20]&lt;100;[.A20]*[.I20];[.A20]*[.J20])))" office:value-type="float" office:value="3.8" calcext:value-type="float">
            <text:p>3,8</text:p>
          </table:table-cell>
          <table:table-cell table:style-name="ce9" table:formula="of:=IF([.A20]*10&lt;10;[.A20]*10*[.G20];IF([.A20]*10&lt;50;[.A20]*10*[.H20];IF([.A20]*10&lt;100;[.A20]*10*[.I20];[.A20]*10*[.J20])))" office:value-type="float" office:value="32.4" calcext:value-type="float">
            <text:p>32,4</text:p>
          </table:table-cell>
          <table:table-cell table:style-name="ce9" table:formula="of:=IF([.A20]*50&lt;10;[.A20]*50*[.G20];IF([.A20]*50&lt;50;[.A20]*50*[.H20];IF([.A20]*50&lt;100;[.A20]*50*[.I20];[.A20]*50*[.J20])))" office:value-type="float" office:value="134" calcext:value-type="float">
            <text:p>134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4" office:value-type="string" calcext:value-type="string">
            <text:p>SO-8</text:p>
          </table:table-cell>
          <table:table-cell table:style-name="ce5" office:value-type="string" calcext:value-type="string">
            <text:p>IC2, IC4</text:p>
          </table:table-cell>
          <table:table-cell table:style-name="ce5" office:value-type="string" calcext:value-type="string">
            <text:p>CAN Transceiver</text:p>
          </table:table-cell>
          <table:table-cell table:style-name="ce9" table:formula="of:=[Bauteilpreise.L$34]" office:value-type="float" office:value="1.09" calcext:value-type="float">
            <text:p>1,09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21]&lt;10;[.A21]*[.G21];IF([.A21]&lt;50;[.A21]*[.H21];IF([.A21]&lt;100;[.A21]*[.I21];[.A21]*[.J21])))" office:value-type="float" office:value="2.18" calcext:value-type="float">
            <text:p>2,18</text:p>
          </table:table-cell>
          <table:table-cell table:style-name="ce9" table:formula="of:=IF([.A21]*10&lt;10;[.A21]*10*[.G21];IF([.A21]*10&lt;50;[.A21]*10*[.H21];IF([.A21]*10&lt;100;[.A21]*10*[.I21];[.A21]*10*[.J21])))" office:value-type="float" office:value="16.44" calcext:value-type="float">
            <text:p>16,44</text:p>
          </table:table-cell>
          <table:table-cell table:style-name="ce9" table:formula="of:=IF([.A21]*50&lt;10;[.A21]*50*[.G21];IF([.A21]*50&lt;50;[.A21]*50*[.H21];IF([.A21]*50&lt;100;[.A21]*50*[.I21];[.A21]*50*[.J21])))" office:value-type="float" office:value="75.5" calcext:value-type="float">
            <text:p>75,5</text:p>
          </table:table-cell>
        </table:table-row>
        <table:table-row table:style-name="ro1">
          <table:table-cell table:number-columns-repeated="6"/>
          <table:table-cell table:style-name="ce7" table:number-columns-repeated="4"/>
          <table:table-cell table:style-name="ce7" table:formula="of:=SUM([.K6:.K21])" office:value-type="float" office:value="10.08" calcext:value-type="float">
            <text:p>10,08</text:p>
          </table:table-cell>
          <table:table-cell table:style-name="ce7" table:formula="of:=SUM([.L6:.L21])" office:value-type="float" office:value="89.74" calcext:value-type="float">
            <text:p>89,74</text:p>
          </table:table-cell>
          <table:table-cell table:style-name="ce7" table:formula="of:=SUM([.M6:.M21])" office:value-type="float" office:value="414" calcext:value-type="float">
            <text:p>414</text:p>
          </table:table-cell>
        </table:table-row>
        <table:table-row table:style-name="ro1">
          <table:table-cell table:number-columns-repeated="6"/>
          <table:table-cell table:style-name="ce7" table:number-columns-repeated="3"/>
          <table:table-cell table:style-name="ce7" office:value-type="string" calcext:value-type="string">
            <text:p>Piece:</text:p>
          </table:table-cell>
          <table:table-cell table:style-name="ce7" table:formula="of:=[.K22]/1" office:value-type="float" office:value="10.08" calcext:value-type="float">
            <text:p>10,08</text:p>
          </table:table-cell>
          <table:table-cell table:style-name="ce7" table:formula="of:=[.L22]/10" office:value-type="float" office:value="8.974" calcext:value-type="float">
            <text:p>8,974</text:p>
          </table:table-cell>
          <table:table-cell table:style-name="ce7" table:formula="of:=[.M22]/50" office:value-type="float" office:value="8.28" calcext:value-type="float">
            <text:p>8,28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ower-Hub" table:style-name="ta1">
        <table:table-column table:style-name="co7" table:number-columns-repeated="2" table:default-cell-style-name="ce33"/>
        <table:table-column table:style-name="co20" table:default-cell-style-name="ce33"/>
        <table:table-column table:style-name="co7" table:default-cell-style-name="ce33"/>
        <table:table-column table:style-name="co21" table:default-cell-style-name="ce33"/>
        <table:table-column table:style-name="co22" table:default-cell-style-name="ce33"/>
        <table:table-column table:style-name="co7" table:number-columns-repeated="7" table:default-cell-style-name="ce37"/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46" office:value-type="string" calcext:value-type="string">
            <text:p>Power Hub</text:p>
          </table:table-cell>
          <table:table-cell table:style-name="ce29" table:number-columns-repeated="3"/>
          <table:table-cell table:style-name="Default" table:number-columns-repeated="2"/>
          <table:table-cell table:style-name="ce35" table:number-columns-repeated="7"/>
        </table:table-row>
        <table:table-row table:style-name="ro1">
          <table:table-cell table:style-name="ce35"/>
          <table:table-cell table:style-name="ce29" table:number-columns-repeated="3"/>
          <table:table-cell table:style-name="Default" table:number-columns-repeated="2"/>
          <table:table-cell table:style-name="ce35" table:number-columns-repeated="7"/>
        </table:table-row>
        <table:table-row table:style-name="ro1">
          <table:table-cell table:style-name="ce40" office:value-type="string" calcext:value-type="string">
            <text:p>Qty</text:p>
          </table:table-cell>
          <table:table-cell table:style-name="ce47" office:value-type="string" calcext:value-type="string">
            <text:p>Value</text:p>
          </table:table-cell>
          <table:table-cell table:style-name="ce47" office:value-type="string" calcext:value-type="string">
            <text:p>Device</text:p>
          </table:table-cell>
          <table:table-cell table:style-name="ce47" office:value-type="string" calcext:value-type="string">
            <text:p>Package</text:p>
          </table:table-cell>
          <table:table-cell table:style-name="ce42" office:value-type="string" calcext:value-type="string">
            <text:p>Parts</text:p>
          </table:table-cell>
          <table:table-cell table:style-name="ce42" office:value-type="string" calcext:value-type="string">
            <text:p>Description</text:p>
          </table:table-cell>
          <table:table-cell table:style-name="ce40" office:value-type="string" calcext:value-type="string">
            <text:p>1pc</text:p>
          </table:table-cell>
          <table:table-cell table:style-name="ce40" office:value-type="string" calcext:value-type="string">
            <text:p>10pc</text:p>
          </table:table-cell>
          <table:table-cell table:style-name="ce40" office:value-type="string" calcext:value-type="string">
            <text:p>50pc</text:p>
          </table:table-cell>
          <table:table-cell table:style-name="ce40" office:value-type="string" calcext:value-type="string">
            <text:p>100pc</text:p>
          </table:table-cell>
          <table:table-cell table:style-name="ce40" office:value-type="string" calcext:value-type="string">
            <text:p>1 Platine</text:p>
          </table:table-cell>
          <table:table-cell table:style-name="ce40" office:value-type="string" calcext:value-type="string">
            <text:p>10 Platinen</text:p>
          </table:table-cell>
          <table:table-cell table:style-name="ce40" office:value-type="string" calcext:value-type="string">
            <text:p>50 Platin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91312510002" calcext:value-type="float">
            <text:p>69131251000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WR-TBL Serie 312 - 5.08 mm Open Horizontal PCB Header <text:s/>, 2 Pins=&gt;Code : Con_TBL_Pluggable_5.08_PCB_THT_Simple_H_691312510002</text:p>
          </table:table-cell>
          <table:table-cell table:formula="of:=[Bauteilpreise.L$9]" office:value-type="float" office:value="0" calcext:value-type="float">
            <text:p>0</text:p>
          </table:table-cell>
          <table:table-cell table:formula="of:=[Bauteilpreise.M$9]" office:value-type="float" office:value="0" calcext:value-type="float">
            <text:p>0</text:p>
          </table:table-cell>
          <table:table-cell table:formula="of:=[Bauteilpreise.N$9]" office:value-type="float" office:value="0" calcext:value-type="float">
            <text:p>0</text:p>
          </table:table-cell>
          <table:table-cell table:formula="of:=[Bauteilpreise.O$9]" office:value-type="float" office:value="0" calcext:value-type="float">
            <text:p>0</text:p>
          </table:table-cell>
          <table:table-cell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formula="of:=IF([.A6]*50&lt;10;[.A6]*50*[.G6];IF([.A6]*50&lt;50;[.A6]*50*[.H6];IF([.A6]*50&lt;100;[.A6]*50*[.I6];[.A6]*50*[.J6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91332510012" calcext:value-type="float">
            <text:p>69133251001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WR-TBL Serie 3325 – 5.08mm Close Horizontal Dual Row PCB Header With Flanges, 12 Pins=&gt;Code : Con_TBL_Pluggable_5.08_PCB_THT_Double_H_691332510012</text:p>
          </table:table-cell>
          <table:table-cell table:formula="of:=[Bauteilpreise.L$12]" office:value-type="float" office:value="0" calcext:value-type="float">
            <text:p>0</text:p>
          </table:table-cell>
          <table:table-cell table:formula="of:=[Bauteilpreise.M$12]" office:value-type="float" office:value="0" calcext:value-type="float">
            <text:p>0</text:p>
          </table:table-cell>
          <table:table-cell table:formula="of:=[Bauteilpreise.N$12]" office:value-type="float" office:value="0" calcext:value-type="float">
            <text:p>0</text:p>
          </table:table-cell>
          <table:table-cell table:formula="of:=[Bauteilpreise.O$12]" office:value-type="float" office:value="0" calcext:value-type="float">
            <text:p>0</text:p>
          </table:table-cell>
          <table:table-cell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formula="of:=IF([.A7]*50&lt;10;[.A7]*50*[.G7];IF([.A7]*50&lt;50;[.A7]*50*[.H7];IF([.A7]*50&lt;100;[.A7]*50*[.I7];[.A7]*50*[.J7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696101000002" calcext:value-type="float">
            <text:p>696101000002</text:p>
          </table:table-cell>
          <table:table-cell office:value-type="string" calcext:value-type="string">
            <text:p>J1, J2, J3, J4, J6, J7, J9, J10</text:p>
          </table:table-cell>
          <table:table-cell office:value-type="string" calcext:value-type="string">
            <text:p>WR-FSH PTF/15 FUSEHOLDER BLOCKS - PCB - CLIP COVER - THT</text:p>
          </table:table-cell>
          <table:table-cell table:formula="of:=[Bauteilpreise.L$13]" office:value-type="float" office:value="0" calcext:value-type="float">
            <text:p>0</text:p>
          </table:table-cell>
          <table:table-cell table:formula="of:=[Bauteilpreise.M$13]" office:value-type="float" office:value="0" calcext:value-type="float">
            <text:p>0</text:p>
          </table:table-cell>
          <table:table-cell table:formula="of:=[Bauteilpreise.N$13]" office:value-type="float" office:value="0" calcext:value-type="float">
            <text:p>0</text:p>
          </table:table-cell>
          <table:table-cell table:formula="of:=[Bauteilpreise.O$13]" office:value-type="float" office:value="0" calcext:value-type="float">
            <text:p>0</text:p>
          </table:table-cell>
          <table:table-cell table:formula="of:=IF([.A8]&lt;10;[.A8]*[.G8];IF([.A8]&lt;50;[.A8]*[.H8];IF([.A8]&lt;100;[.A8]*[.I8];[.A8]*[.J8])))" office:value-type="float" office:value="0" calcext:value-type="float">
            <text:p>0</text:p>
          </table:table-cell>
          <table:table-cell table:formula="of:=IF([.A8]*10&lt;10;[.A8]*10*[.G8];IF([.A8]*10&lt;50;[.A8]*10*[.H8];IF([.A8]*10&lt;100;[.A8]*10*[.I8];[.A8]*10*[.J8])))" office:value-type="float" office:value="0" calcext:value-type="float">
            <text:p>0</text:p>
          </table:table-cell>
          <table:table-cell table:formula="of:=IF([.A8]*50&lt;10;[.A8]*50*[.G8];IF([.A8]*50&lt;50;[.A8]*50*[.H8];IF([.A8]*50&lt;100;[.A8]*50*[.I8];[.A8]*50*[.J8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, C5, C6, C7</text:p>
          </table:table-cell>
          <table:table-cell office:value-type="string" calcext:value-type="string">
            <text:p>CAPACITOR, European symbol</text:p>
          </table:table-cell>
          <table:table-cell table:formula="of:=[Bauteilpreise.L$21]" office:value-type="float" office:value="0.01" calcext:value-type="float">
            <text:p>0,01</text:p>
          </table:table-cell>
          <table:table-cell table:formula="of:=[Bauteilpreise.M$21]" office:value-type="float" office:value="0.01" calcext:value-type="float">
            <text:p>0,01</text:p>
          </table:table-cell>
          <table:table-cell table:formula="of:=[Bauteilpreise.N$21]" office:value-type="float" office:value="0.01" calcext:value-type="float">
            <text:p>0,01</text:p>
          </table:table-cell>
          <table:table-cell table:formula="of:=[Bauteilpreise.O$21]" office:value-type="float" office:value="0.01" calcext:value-type="float">
            <text:p>0,01</text:p>
          </table:table-cell>
          <table:table-cell table:formula="of:=IF([.A9]&lt;10;[.A9]*[.G9];IF([.A9]&lt;50;[.A9]*[.H9];IF([.A9]&lt;100;[.A9]*[.I9];[.A9]*[.J9])))" office:value-type="float" office:value="0.05" calcext:value-type="float">
            <text:p>0,05</text:p>
          </table:table-cell>
          <table:table-cell table:formula="of:=IF([.A9]*10&lt;10;[.A9]*10*[.G9];IF([.A9]*10&lt;50;[.A9]*10*[.H9];IF([.A9]*10&lt;100;[.A9]*10*[.I9];[.A9]*10*[.J9])))" office:value-type="float" office:value="0.5" calcext:value-type="float">
            <text:p>0,5</text:p>
          </table:table-cell>
          <table:table-cell table:formula="of:=IF([.A9]*50&lt;10;[.A9]*50*[.G9];IF([.A9]*50&lt;50;[.A9]*50*[.H9];IF([.A9]*50&lt;100;[.A9]*50*[.I9];[.A9]*50*[.J9]))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OLARIZED CAPACITOR, European symbol</text:p>
          </table:table-cell>
          <table:table-cell table:formula="of:=[Bauteilpreise.L$25]" office:value-type="float" office:value="0.722" calcext:value-type="float">
            <text:p>0,722</text:p>
          </table:table-cell>
          <table:table-cell table:formula="of:=[Bauteilpreise.M$25]" office:value-type="float" office:value="0.464" calcext:value-type="float">
            <text:p>0,464</text:p>
          </table:table-cell>
          <table:table-cell table:formula="of:=[Bauteilpreise.N$25]" office:value-type="float" office:value="0.306" calcext:value-type="float">
            <text:p>0,306</text:p>
          </table:table-cell>
          <table:table-cell table:formula="of:=[Bauteilpreise.O$25]" office:value-type="float" office:value="0.306" calcext:value-type="float">
            <text:p>0,306</text:p>
          </table:table-cell>
          <table:table-cell table:formula="of:=IF([.A10]&lt;10;[.A10]*[.G10];IF([.A10]&lt;50;[.A10]*[.H10];IF([.A10]&lt;100;[.A10]*[.I10];[.A10]*[.J10])))" office:value-type="float" office:value="1.444" calcext:value-type="float">
            <text:p>1,444</text:p>
          </table:table-cell>
          <table:table-cell table:formula="of:=IF([.A10]*10&lt;10;[.A10]*10*[.G10];IF([.A10]*10&lt;50;[.A10]*10*[.H10];IF([.A10]*10&lt;100;[.A10]*10*[.I10];[.A10]*10*[.J10])))" office:value-type="float" office:value="9.28" calcext:value-type="float">
            <text:p>9,28</text:p>
          </table:table-cell>
          <table:table-cell table:formula="of:=IF([.A10]*50&lt;10;[.A10]*50*[.G10];IF([.A10]*50&lt;50;[.A10]*50*[.H10];IF([.A10]*50&lt;100;[.A10]*50*[.I10];[.A10]*50*[.J10])))"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formula="of:=[Bauteilpreise.L$50]" office:value-type="float" office:value="0" calcext:value-type="float">
            <text:p>0</text:p>
          </table:table-cell>
          <table:table-cell table:formula="of:=[Bauteilpreise.M$50]" office:value-type="float" office:value="0" calcext:value-type="float">
            <text:p>0</text:p>
          </table:table-cell>
          <table:table-cell table:formula="of:=[Bauteilpreise.N$50]" office:value-type="float" office:value="0" calcext:value-type="float">
            <text:p>0</text:p>
          </table:table-cell>
          <table:table-cell table:formula="of:=[Bauteilpreise.O$50]" office:value-type="float" office:value="0" calcext:value-type="float">
            <text:p>0</text:p>
          </table:table-cell>
          <table:table-cell table:formula="of:=IF([.A11]&lt;10;[.A11]*[.G11];IF([.A11]&lt;50;[.A11]*[.H11];IF([.A11]&lt;100;[.A11]*[.I11];[.A11]*[.J11])))" office:value-type="float" office:value="0" calcext:value-type="float">
            <text:p>0</text:p>
          </table:table-cell>
          <table:table-cell table:formula="of:=IF([.A11]*10&lt;10;[.A11]*10*[.G11];IF([.A11]*10&lt;50;[.A11]*10*[.H11];IF([.A11]*10&lt;100;[.A11]*10*[.I11];[.A11]*10*[.J11])))" office:value-type="float" office:value="0" calcext:value-type="float">
            <text:p>0</text:p>
          </table:table-cell>
          <table:table-cell table:formula="of:=IF([.A11]*50&lt;10;[.A11]*50*[.G11];IF([.A11]*50&lt;50;[.A11]*50*[.H11];IF([.A11]*50&lt;100;[.A11]*50*[.I11];[.A11]*50*[.J1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formula="of:=[Bauteilpreise.L$6]" office:value-type="float" office:value="0" calcext:value-type="float">
            <text:p>0</text:p>
          </table:table-cell>
          <table:table-cell table:formula="of:=[Bauteilpreise.M$6]" office:value-type="float" office:value="0" calcext:value-type="float">
            <text:p>0</text:p>
          </table:table-cell>
          <table:table-cell table:formula="of:=[Bauteilpreise.N$6]" office:value-type="float" office:value="0" calcext:value-type="float">
            <text:p>0</text:p>
          </table:table-cell>
          <table:table-cell table:formula="of:=[Bauteilpreise.O$6]" office:value-type="float" office:value="0" calcext:value-type="float">
            <text:p>0</text:p>
          </table:table-cell>
          <table:table-cell table:formula="of:=IF([.A12]&lt;10;[.A12]*[.G12];IF([.A12]&lt;50;[.A12]*[.H12];IF([.A12]&lt;100;[.A12]*[.I12];[.A12]*[.J12])))" office:value-type="float" office:value="0" calcext:value-type="float">
            <text:p>0</text:p>
          </table:table-cell>
          <table:table-cell table:formula="of:=IF([.A12]*10&lt;10;[.A12]*10*[.G12];IF([.A12]*10&lt;50;[.A12]*10*[.H12];IF([.A12]*10&lt;100;[.A12]*10*[.I12];[.A12]*10*[.J12])))" office:value-type="float" office:value="0" calcext:value-type="float">
            <text:p>0</text:p>
          </table:table-cell>
          <table:table-cell table:formula="of:=IF([.A12]*50&lt;10;[.A12]*50*[.G12];IF([.A12]*50&lt;50;[.A12]*50*[.H12];IF([.A12]*50&lt;100;[.A12]*50*[.I12];[.A12]*50*[.J12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IM-055L</text:p>
          </table:table-cell>
          <table:table-cell office:value-type="string" calcext:value-type="string">
            <text:p>MOD1</text:p>
          </table:table-cell>
          <table:table-cell office:value-type="string" calcext:value-type="string">
            <text:p>5V 5amp DC DC module. IMPORANT: Add low ESR input &amp; output capacitors. V+OUT1 &amp; V+OUT2 internally connected.</text:p>
          </table:table-cell>
          <table:table-cell table:formula="of:=[Bauteilpreise.L$43]" office:value-type="float" office:value="2.5" calcext:value-type="float">
            <text:p>2,5</text:p>
          </table:table-cell>
          <table:table-cell table:formula="of:=[Bauteilpreise.M$43]" office:value-type="float" office:value="2.5" calcext:value-type="float">
            <text:p>2,5</text:p>
          </table:table-cell>
          <table:table-cell table:formula="of:=[Bauteilpreise.N$43]" office:value-type="float" office:value="2.5" calcext:value-type="float">
            <text:p>2,5</text:p>
          </table:table-cell>
          <table:table-cell table:formula="of:=[Bauteilpreise.O$43]" office:value-type="float" office:value="2.5" calcext:value-type="float">
            <text:p>2,5</text:p>
          </table:table-cell>
          <table:table-cell table:formula="of:=IF([.A13]&lt;10;[.A13]*[.G13];IF([.A13]&lt;50;[.A13]*[.H13];IF([.A13]&lt;100;[.A13]*[.I13];[.A13]*[.J13])))" office:value-type="float" office:value="2.5" calcext:value-type="float">
            <text:p>2,5</text:p>
          </table:table-cell>
          <table:table-cell table:formula="of:=IF([.A13]*10&lt;10;[.A13]*10*[.G13];IF([.A13]*10&lt;50;[.A13]*10*[.H13];IF([.A13]*10&lt;100;[.A13]*10*[.I13];[.A13]*10*[.J13])))" office:value-type="float" office:value="25" calcext:value-type="float">
            <text:p>25</text:p>
          </table:table-cell>
          <table:table-cell table:formula="of:=IF([.A13]*50&lt;10;[.A13]*50*[.G13];IF([.A13]*50&lt;50;[.A13]*50*[.H13];IF([.A13]*50&lt;100;[.A13]*50*[.I13];[.A13]*50*[.J13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1, LED2, LED3, LED5, LED6, LED7, LED8, LED9</text:p>
          </table:table-cell>
          <table:table-cell office:value-type="string" calcext:value-type="string">
            <text:p>LED</text:p>
          </table:table-cell>
          <table:table-cell table:formula="of:=[Bauteilpreise.L$23]" office:value-type="float" office:value="0.05" calcext:value-type="float">
            <text:p>0,05</text:p>
          </table:table-cell>
          <table:table-cell table:formula="of:=[Bauteilpreise.M$23]" office:value-type="float" office:value="0.05" calcext:value-type="float">
            <text:p>0,05</text:p>
          </table:table-cell>
          <table:table-cell table:formula="of:=[Bauteilpreise.N$23]" office:value-type="float" office:value="0.05" calcext:value-type="float">
            <text:p>0,05</text:p>
          </table:table-cell>
          <table:table-cell table:formula="of:=[Bauteilpreise.O$23]" office:value-type="float" office:value="0.05" calcext:value-type="float">
            <text:p>0,05</text:p>
          </table:table-cell>
          <table:table-cell table:formula="of:=[Bauteilpreise.P$23]" office:value-type="float" office:value="0" calcext:value-type="float">
            <text:p>0</text:p>
          </table:table-cell>
          <table:table-cell table:formula="of:=IF([.A14]*10&lt;10;[.A14]*10*[.G14];IF([.A14]*10&lt;50;[.A14]*10*[.H14];IF([.A14]*10&lt;100;[.A14]*10*[.I14];[.A14]*10*[.J14])))" office:value-type="float" office:value="4" calcext:value-type="float">
            <text:p>4</text:p>
          </table:table-cell>
          <table:table-cell table:formula="of:=IF([.A14]*50&lt;10;[.A14]*50*[.G14];IF([.A14]*50&lt;50;[.A14]*50*[.H14];IF([.A14]*50&lt;100;[.A14]*50*[.I14];[.A14]*50*[.J14])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BP_8-8G</text:p>
          </table:table-cell>
          <table:table-cell office:value-type="string" calcext:value-type="string">
            <text:p>MEBP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Reichelt RJ45 geschirmt MEBP 8-8G</text:p>
          </table:table-cell>
          <table:table-cell table:formula="of:=[Bauteilpreise.L$49]" office:value-type="float" office:value="0" calcext:value-type="float">
            <text:p>0</text:p>
          </table:table-cell>
          <table:table-cell table:formula="of:=[Bauteilpreise.M$49]" office:value-type="float" office:value="0" calcext:value-type="float">
            <text:p>0</text:p>
          </table:table-cell>
          <table:table-cell table:formula="of:=[Bauteilpreise.N$49]" office:value-type="float" office:value="0" calcext:value-type="float">
            <text:p>0</text:p>
          </table:table-cell>
          <table:table-cell table:formula="of:=[Bauteilpreise.O$49]" office:value-type="float" office:value="0" calcext:value-type="float">
            <text:p>0</text:p>
          </table:table-cell>
          <table:table-cell table:formula="of:=IF([.A15]&lt;10;[.A15]*[.G15];IF([.A15]&lt;50;[.A15]*[.H15];IF([.A15]&lt;100;[.A15]*[.I15];[.A15]*[.J15])))" office:value-type="float" office:value="0" calcext:value-type="float">
            <text:p>0</text:p>
          </table:table-cell>
          <table:table-cell table:formula="of:=IF([.A15]*10&lt;10;[.A15]*10*[.G15];IF([.A15]*10&lt;50;[.A15]*10*[.H15];IF([.A15]*10&lt;100;[.A15]*10*[.I15];[.A15]*10*[.J15])))" office:value-type="float" office:value="0" calcext:value-type="float">
            <text:p>0</text:p>
          </table:table-cell>
          <table:table-cell table:formula="of:=IF([.A15]*50&lt;10;[.A15]*50*[.G15];IF([.A15]*50&lt;50;[.A15]*50*[.H15];IF([.A15]*50&lt;100;[.A15]*50*[.I15];[.A15]*50*[.J15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2X4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IN HEADER</text:p>
          </table:table-cell>
          <table:table-cell table:formula="of:=[Bauteilpreise.L$6]" office:value-type="float" office:value="0" calcext:value-type="float">
            <text:p>0</text:p>
          </table:table-cell>
          <table:table-cell table:formula="of:=[Bauteilpreise.M$6]" office:value-type="float" office:value="0" calcext:value-type="float">
            <text:p>0</text:p>
          </table:table-cell>
          <table:table-cell table:formula="of:=[Bauteilpreise.N$6]" office:value-type="float" office:value="0" calcext:value-type="float">
            <text:p>0</text:p>
          </table:table-cell>
          <table:table-cell table:formula="of:=[Bauteilpreise.O$6]" office:value-type="float" office:value="0" calcext:value-type="float">
            <text:p>0</text:p>
          </table:table-cell>
          <table:table-cell table:formula="of:=IF([.A16]&lt;10;[.A16]*[.G16];IF([.A16]&lt;50;[.A16]*[.H16];IF([.A16]&lt;100;[.A16]*[.I16];[.A16]*[.J16])))" office:value-type="float" office:value="0" calcext:value-type="float">
            <text:p>0</text:p>
          </table:table-cell>
          <table:table-cell table:formula="of:=IF([.A16]*10&lt;10;[.A16]*10*[.G16];IF([.A16]*10&lt;50;[.A16]*10*[.H16];IF([.A16]*10&lt;100;[.A16]*10*[.I16];[.A16]*10*[.J16])))" office:value-type="float" office:value="0" calcext:value-type="float">
            <text:p>0</text:p>
          </table:table-cell>
          <table:table-cell table:formula="of:=IF([.A16]*50&lt;10;[.A16]*50*[.G16];IF([.A16]*50&lt;50;[.A16]*50*[.H16];IF([.A16]*50&lt;100;[.A16]*50*[.I16];[.A16]*50*[.J16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, R3, R4, R5, R6, R7, R8, R9, R10, R11, R12, R13, R14, R15, R16, R17, R18, R19, R20, R21, R22, R23, R24, R25, R26, R27, R28</text:p>
          </table:table-cell>
          <table:table-cell office:value-type="string" calcext:value-type="string">
            <text:p>RESISTOR, European symbol</text:p>
          </table:table-cell>
          <table:table-cell table:formula="of:=[Bauteilpreise.L$22]" office:value-type="float" office:value="0.01" calcext:value-type="float">
            <text:p>0,01</text:p>
          </table:table-cell>
          <table:table-cell table:formula="of:=[Bauteilpreise.M$22]" office:value-type="float" office:value="0.01" calcext:value-type="float">
            <text:p>0,01</text:p>
          </table:table-cell>
          <table:table-cell table:formula="of:=[Bauteilpreise.N$22]" office:value-type="float" office:value="0.01" calcext:value-type="float">
            <text:p>0,01</text:p>
          </table:table-cell>
          <table:table-cell table:formula="of:=[Bauteilpreise.O$22]" office:value-type="float" office:value="0.01" calcext:value-type="float">
            <text:p>0,01</text:p>
          </table:table-cell>
          <table:table-cell table:formula="of:=IF([.A17]&lt;10;[.A17]*[.G17];IF([.A17]&lt;50;[.A17]*[.H17];IF([.A17]&lt;100;[.A17]*[.I17];[.A17]*[.J17])))" office:value-type="float" office:value="0.27" calcext:value-type="float">
            <text:p>0,27</text:p>
          </table:table-cell>
          <table:table-cell table:formula="of:=IF([.A17]*10&lt;10;[.A17]*10*[.G17];IF([.A17]*10&lt;50;[.A17]*10*[.H17];IF([.A17]*10&lt;100;[.A17]*10*[.I17];[.A17]*10*[.J17])))" office:value-type="float" office:value="2.7" calcext:value-type="float">
            <text:p>2,7</text:p>
          </table:table-cell>
          <table:table-cell table:formula="of:=IF([.A17]*50&lt;10;[.A17]*50*[.G17];IF([.A17]*50&lt;50;[.A17]*50*[.H17];IF([.A17]*50&lt;100;[.A17]*50*[.I17];[.A17]*50*[.J17])))"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table:formula="of:=[Bauteilpreise.L$22]" office:value-type="float" office:value="0.01" calcext:value-type="float">
            <text:p>0,01</text:p>
          </table:table-cell>
          <table:table-cell table:formula="of:=[Bauteilpreise.M$22]" office:value-type="float" office:value="0.01" calcext:value-type="float">
            <text:p>0,01</text:p>
          </table:table-cell>
          <table:table-cell table:formula="of:=[Bauteilpreise.N$22]" office:value-type="float" office:value="0.01" calcext:value-type="float">
            <text:p>0,01</text:p>
          </table:table-cell>
          <table:table-cell table:formula="of:=[Bauteilpreise.O$22]" office:value-type="float" office:value="0.01" calcext:value-type="float">
            <text:p>0,01</text:p>
          </table:table-cell>
          <table:table-cell table:formula="of:=IF([.A18]&lt;10;[.A18]*[.G18];IF([.A18]&lt;50;[.A18]*[.H18];IF([.A18]&lt;100;[.A18]*[.I18];[.A18]*[.J18])))" office:value-type="float" office:value="0.01" calcext:value-type="float">
            <text:p>0,01</text:p>
          </table:table-cell>
          <table:table-cell table:formula="of:=IF([.A18]*10&lt;10;[.A18]*10*[.G18];IF([.A18]*10&lt;50;[.A18]*10*[.H18];IF([.A18]*10&lt;100;[.A18]*10*[.I18];[.A18]*10*[.J18])))" office:value-type="float" office:value="0.1" calcext:value-type="float">
            <text:p>0,1</text:p>
          </table:table-cell>
          <table:table-cell table:formula="of:=IF([.A18]*50&lt;10;[.A18]*50*[.G18];IF([.A18]*50&lt;50;[.A18]*50*[.H18];IF([.A18]*50&lt;100;[.A18]*50*[.I18];[.A18]*50*[.J18]))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61400826021" calcext:value-type="float">
            <text:p>61400826021</text:p>
          </table:table-cell>
          <table:table-cell office:value-type="string" calcext:value-type="string">
            <text:p>K2, K3</text:p>
          </table:table-cell>
          <table:table-cell office:value-type="string" calcext:value-type="string">
            <text:p>WR-COM Dual USB</text:p>
          </table:table-cell>
          <table:table-cell table:formula="of:=[Bauteilpreise.L$14]" office:value-type="float" office:value="0" calcext:value-type="float">
            <text:p>0</text:p>
          </table:table-cell>
          <table:table-cell table:formula="of:=[Bauteilpreise.M$14]" office:value-type="float" office:value="0" calcext:value-type="float">
            <text:p>0</text:p>
          </table:table-cell>
          <table:table-cell table:formula="of:=[Bauteilpreise.N$14]" office:value-type="float" office:value="0" calcext:value-type="float">
            <text:p>0</text:p>
          </table:table-cell>
          <table:table-cell table:formula="of:=[Bauteilpreise.O$14]" office:value-type="float" office:value="0" calcext:value-type="float">
            <text:p>0</text:p>
          </table:table-cell>
          <table:table-cell table:formula="of:=IF([.A19]&lt;10;[.A19]*[.G19];IF([.A19]&lt;50;[.A19]*[.H19];IF([.A19]&lt;100;[.A19]*[.I19];[.A19]*[.J19])))" office:value-type="float" office:value="0" calcext:value-type="float">
            <text:p>0</text:p>
          </table:table-cell>
          <table:table-cell table:formula="of:=IF([.A19]*10&lt;10;[.A19]*10*[.G19];IF([.A19]*10&lt;50;[.A19]*10*[.H19];IF([.A19]*10&lt;100;[.A19]*10*[.I19];[.A19]*10*[.J19])))" office:value-type="float" office:value="0" calcext:value-type="float">
            <text:p>0</text:p>
          </table:table-cell>
          <table:table-cell table:formula="of:=IF([.A19]*50&lt;10;[.A19]*50*[.G19];IF([.A19]*50&lt;50;[.A19]*50*[.H19];IF([.A19]*50&lt;100;[.A19]*50*[.I19];[.A19]*50*[.J19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615016240521" calcext:value-type="float">
            <text:p>61501624052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R-MJ <text:s/>8P8C Jack </text:p>
          </table:table-cell>
          <table:table-cell table:formula="of:=[Bauteilpreise.L$8]" office:value-type="float" office:value="0" calcext:value-type="float">
            <text:p>0</text:p>
          </table:table-cell>
          <table:table-cell table:formula="of:=[Bauteilpreise.M$8]" office:value-type="float" office:value="0" calcext:value-type="float">
            <text:p>0</text:p>
          </table:table-cell>
          <table:table-cell table:formula="of:=[Bauteilpreise.N$8]" office:value-type="float" office:value="0" calcext:value-type="float">
            <text:p>0</text:p>
          </table:table-cell>
          <table:table-cell table:formula="of:=[Bauteilpreise.O$8]" office:value-type="float" office:value="0" calcext:value-type="float">
            <text:p>0</text:p>
          </table:table-cell>
          <table:table-cell table:formula="of:=IF([.A20]&lt;10;[.A20]*[.G20];IF([.A20]&lt;50;[.A20]*[.H20];IF([.A20]&lt;100;[.A20]*[.I20];[.A20]*[.J20])))" office:value-type="float" office:value="0" calcext:value-type="float">
            <text:p>0</text:p>
          </table:table-cell>
          <table:table-cell table:formula="of:=IF([.A20]*10&lt;10;[.A20]*10*[.G20];IF([.A20]*10&lt;50;[.A20]*10*[.H20];IF([.A20]*10&lt;100;[.A20]*10*[.I20];[.A20]*10*[.J20])))" office:value-type="float" office:value="0" calcext:value-type="float">
            <text:p>0</text:p>
          </table:table-cell>
          <table:table-cell table:formula="of:=IF([.A20]*50&lt;10;[.A20]*50*[.G20];IF([.A20]*50&lt;50;[.A20]*50*[.H20];IF([.A20]*50&lt;100;[.A20]*50*[.I20];[.A20]*50*[.J20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615064243321" calcext:value-type="float">
            <text:p>61506424332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WR-MJ 2 x 4 8P8C</text:p>
          </table:table-cell>
          <table:table-cell table:formula="of:=[Bauteilpreise.L$15]" office:value-type="float" office:value="0" calcext:value-type="float">
            <text:p>0</text:p>
          </table:table-cell>
          <table:table-cell table:formula="of:=[Bauteilpreise.M$15]" office:value-type="float" office:value="0" calcext:value-type="float">
            <text:p>0</text:p>
          </table:table-cell>
          <table:table-cell table:formula="of:=[Bauteilpreise.N$15]" office:value-type="float" office:value="0" calcext:value-type="float">
            <text:p>0</text:p>
          </table:table-cell>
          <table:table-cell table:formula="of:=[Bauteilpreise.O$15]" office:value-type="float" office:value="0" calcext:value-type="float">
            <text:p>0</text:p>
          </table:table-cell>
          <table:table-cell table:formula="of:=IF([.A21]&lt;10;[.A21]*[.G21];IF([.A21]&lt;50;[.A21]*[.H21];IF([.A21]&lt;100;[.A21]*[.I21];[.A21]*[.J21])))" office:value-type="float" office:value="0" calcext:value-type="float">
            <text:p>0</text:p>
          </table:table-cell>
          <table:table-cell table:formula="of:=IF([.A21]*10&lt;10;[.A21]*10*[.G21];IF([.A21]*10&lt;50;[.A21]*10*[.H21];IF([.A21]*10&lt;100;[.A21]*10*[.I21];[.A21]*10*[.J21])))" office:value-type="float" office:value="0" calcext:value-type="float">
            <text:p>0</text:p>
          </table:table-cell>
          <table:table-cell table:formula="of:=IF([.A21]*50&lt;10;[.A21]*50*[.G21];IF([.A21]*50&lt;50;[.A21]*50*[.H21];IF([.A21]*50&lt;100;[.A21]*50*[.I21];[.A21]*50*[.J2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RDUINO_PRO_MINI</text:p>
          </table:table-cell>
          <table:table-cell office:value-type="string" calcext:value-type="string">
            <text:p>U$2</text:p>
          </table:table-cell>
          <table:table-cell/>
          <table:table-cell table:formula="of:=[Bauteilpreise.L$42]" office:value-type="float" office:value="0" calcext:value-type="float">
            <text:p>0</text:p>
          </table:table-cell>
          <table:table-cell table:formula="of:=[Bauteilpreise.M42]" office:value-type="float" office:value="0" calcext:value-type="float">
            <text:p>0</text:p>
          </table:table-cell>
          <table:table-cell table:formula="of:=[Bauteilpreise.N42]" office:value-type="float" office:value="0" calcext:value-type="float">
            <text:p>0</text:p>
          </table:table-cell>
          <table:table-cell table:formula="of:=[Bauteilpreise.O42]" office:value-type="float" office:value="0" calcext:value-type="float">
            <text:p>0</text:p>
          </table:table-cell>
          <table:table-cell table:formula="of:=IF([.A22]&lt;10;[.A22]*[.G22];IF([.A22]&lt;50;[.A22]*[.H22];IF([.A22]&lt;100;[.A22]*[.I22];[.A22]*[.J22])))" office:value-type="float" office:value="0" calcext:value-type="float">
            <text:p>0</text:p>
          </table:table-cell>
          <table:table-cell table:formula="of:=IF([.A22]*10&lt;10;[.A22]*10*[.G22];IF([.A22]*10&lt;50;[.A22]*10*[.H22];IF([.A22]*10&lt;100;[.A22]*10*[.I22];[.A22]*10*[.J22])))" office:value-type="float" office:value="0" calcext:value-type="float">
            <text:p>0</text:p>
          </table:table-cell>
          <table:table-cell table:formula="of:=IF([.A22]*50&lt;10;[.A22]*50*[.G22];IF([.A22]*50&lt;50;[.A22]*50*[.H22];IF([.A22]*50&lt;100;[.A22]*50*[.I22];[.A22]*50*[.J22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18B20</text:p>
          </table:table-cell>
          <table:table-cell office:value-type="string" calcext:value-type="string">
            <text:p>TO92-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Programmable Resolution Digital Thermometer</text:p>
          </table:table-cell>
          <table:table-cell table:formula="of:=[Bauteilpreise.L$36]" office:value-type="float" office:value="2.2" calcext:value-type="float">
            <text:p>2,2</text:p>
          </table:table-cell>
          <table:table-cell table:formula="of:=[Bauteilpreise.M36]" office:value-type="float" office:value="2.2" calcext:value-type="float">
            <text:p>2,2</text:p>
          </table:table-cell>
          <table:table-cell table:formula="of:=[Bauteilpreise.N36]" office:value-type="float" office:value="2.2" calcext:value-type="float">
            <text:p>2,2</text:p>
          </table:table-cell>
          <table:table-cell table:formula="of:=[Bauteilpreise.O36]" office:value-type="float" office:value="2.2" calcext:value-type="float">
            <text:p>2,2</text:p>
          </table:table-cell>
          <table:table-cell table:formula="of:=IF([.A23]&lt;10;[.A23]*[.G23];IF([.A23]&lt;50;[.A23]*[.H23];IF([.A23]&lt;100;[.A23]*[.I23];[.A23]*[.J23])))" office:value-type="float" office:value="2.2" calcext:value-type="float">
            <text:p>2,2</text:p>
          </table:table-cell>
          <table:table-cell table:formula="of:=IF([.A23]*10&lt;10;[.A23]*10*[.G23];IF([.A23]*10&lt;50;[.A23]*10*[.H23];IF([.A23]*10&lt;100;[.A23]*10*[.I23];[.A23]*10*[.J23])))" office:value-type="float" office:value="22" calcext:value-type="float">
            <text:p>22</text:p>
          </table:table-cell>
          <table:table-cell table:formula="of:=IF([.A23]*50&lt;10;[.A23]*50*[.G23];IF([.A23]*50&lt;50;[.A23]*50*[.H23];IF([.A23]*50&lt;100;[.A23]*50*[.I23];[.A23]*50*[.J23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S2D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1, D2, D3, D8, D9, D10, D11</text:p>
          </table:table-cell>
          <table:table-cell office:value-type="string" calcext:value-type="string">
            <text:p>DIODE</text:p>
          </table:table-cell>
          <table:table-cell table:formula="of:=[Bauteilpreise.L$26]" office:value-type="float" office:value="0.359" calcext:value-type="float">
            <text:p>0,359</text:p>
          </table:table-cell>
          <table:table-cell table:formula="of:=[Bauteilpreise.M$26]" office:value-type="float" office:value="0.359" calcext:value-type="float">
            <text:p>0,359</text:p>
          </table:table-cell>
          <table:table-cell table:formula="of:=[Bauteilpreise.N$26]" office:value-type="float" office:value="0.27" calcext:value-type="float">
            <text:p>0,27</text:p>
          </table:table-cell>
          <table:table-cell table:formula="of:=[Bauteilpreise.O$26]" office:value-type="float" office:value="0.186" calcext:value-type="float">
            <text:p>0,186</text:p>
          </table:table-cell>
          <table:table-cell table:formula="of:=IF([.A24]&lt;10;[.A24]*[.G24];IF([.A24]&lt;50;[.A24]*[.H24];IF([.A24]&lt;100;[.A24]*[.I24];[.A24]*[.J24])))" office:value-type="float" office:value="2.513" calcext:value-type="float">
            <text:p>2,513</text:p>
          </table:table-cell>
          <table:table-cell table:formula="of:=IF([.A24]*10&lt;10;[.A24]*10*[.G24];IF([.A24]*10&lt;50;[.A24]*10*[.H24];IF([.A24]*10&lt;100;[.A24]*10*[.I24];[.A24]*10*[.J24])))" office:value-type="float" office:value="18.9" calcext:value-type="float">
            <text:p>18,9</text:p>
          </table:table-cell>
          <table:table-cell table:formula="of:=IF([.A24]*50&lt;10;[.A24]*50*[.G24];IF([.A24]*50&lt;50;[.A24]*50*[.H24];IF([.A24]*50&lt;100;[.A24]*50*[.I24];[.A24]*50*[.J24])))" office:value-type="float" office:value="65.1" calcext:value-type="float">
            <text:p>65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481CS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RS485 TRANSEIVER</text:p>
          </table:table-cell>
          <table:table-cell table:formula="of:=[Bauteilpreise.L$37]" office:value-type="float" office:value="1.69" calcext:value-type="float">
            <text:p>1,69</text:p>
          </table:table-cell>
          <table:table-cell table:formula="of:=[Bauteilpreise.M$37]" office:value-type="float" office:value="1.68" calcext:value-type="float">
            <text:p>1,68</text:p>
          </table:table-cell>
          <table:table-cell table:formula="of:=[Bauteilpreise.N$37]" office:value-type="float" office:value="1.68" calcext:value-type="float">
            <text:p>1,68</text:p>
          </table:table-cell>
          <table:table-cell table:formula="of:=[Bauteilpreise.O$37]" office:value-type="float" office:value="1.67" calcext:value-type="float">
            <text:p>1,67</text:p>
          </table:table-cell>
          <table:table-cell table:formula="of:=IF([.A25]&lt;10;[.A25]*[.G25];IF([.A25]&lt;50;[.A25]*[.H25];IF([.A25]&lt;100;[.A25]*[.I25];[.A25]*[.J25])))" office:value-type="float" office:value="1.69" calcext:value-type="float">
            <text:p>1,69</text:p>
          </table:table-cell>
          <table:table-cell table:formula="of:=IF([.A25]*10&lt;10;[.A25]*10*[.G25];IF([.A25]*10&lt;50;[.A25]*10*[.H25];IF([.A25]*10&lt;100;[.A25]*10*[.I25];[.A25]*10*[.J25])))" office:value-type="float" office:value="16.8" calcext:value-type="float">
            <text:p>16,8</text:p>
          </table:table-cell>
          <table:table-cell table:formula="of:=IF([.A25]*50&lt;10;[.A25]*50*[.G25];IF([.A25]*50&lt;50;[.A25]*50*[.H25];IF([.A25]*50&lt;100;[.A25]*50*[.I25];[.A25]*50*[.J25])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515-I/SO</text:p>
          </table:table-cell>
          <table:table-cell office:value-type="string" calcext:value-type="string">
            <text:p>SOIC127P1034X264-18N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CAN Controller</text:p>
          </table:table-cell>
          <table:table-cell table:formula="of:=[Bauteilpreise.L$33]" office:value-type="float" office:value="1.9" calcext:value-type="float">
            <text:p>1,9</text:p>
          </table:table-cell>
          <table:table-cell table:formula="of:=[Bauteilpreise.M$33]" office:value-type="float" office:value="1.62" calcext:value-type="float">
            <text:p>1,62</text:p>
          </table:table-cell>
          <table:table-cell table:formula="of:=[Bauteilpreise.N$33]" office:value-type="float" office:value="1.43" calcext:value-type="float">
            <text:p>1,43</text:p>
          </table:table-cell>
          <table:table-cell table:formula="of:=[Bauteilpreise.O$33]" office:value-type="float" office:value="1.34" calcext:value-type="float">
            <text:p>1,34</text:p>
          </table:table-cell>
          <table:table-cell table:formula="of:=IF([.A26]&lt;10;[.A26]*[.G26];IF([.A26]&lt;50;[.A26]*[.H26];IF([.A26]&lt;100;[.A26]*[.I26];[.A26]*[.J26])))" office:value-type="float" office:value="1.9" calcext:value-type="float">
            <text:p>1,9</text:p>
          </table:table-cell>
          <table:table-cell table:formula="of:=IF([.A26]*10&lt;10;[.A26]*10*[.G26];IF([.A26]*10&lt;50;[.A26]*10*[.H26];IF([.A26]*10&lt;100;[.A26]*10*[.I26];[.A26]*10*[.J26])))" office:value-type="float" office:value="16.2" calcext:value-type="float">
            <text:p>16,2</text:p>
          </table:table-cell>
          <table:table-cell table:formula="of:=IF([.A26]*50&lt;10;[.A26]*50*[.G26];IF([.A26]*50&lt;50;[.A26]*50*[.H26];IF([.A26]*50&lt;100;[.A26]*50*[.I26];[.A26]*50*[.J26])))"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551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CAN Transceiver</text:p>
          </table:table-cell>
          <table:table-cell table:formula="of:=[Bauteilpreise.L$34]" office:value-type="float" office:value="1.09" calcext:value-type="float">
            <text:p>1,09</text:p>
          </table:table-cell>
          <table:table-cell table:formula="of:=[Bauteilpreise.M$34]" office:value-type="float" office:value="0.822" calcext:value-type="float">
            <text:p>0,822</text:p>
          </table:table-cell>
          <table:table-cell table:formula="of:=[Bauteilpreise.N$34]" office:value-type="float" office:value="0.777" calcext:value-type="float">
            <text:p>0,777</text:p>
          </table:table-cell>
          <table:table-cell table:formula="of:=[Bauteilpreise.O$34]" office:value-type="float" office:value="0.755" calcext:value-type="float">
            <text:p>0,755</text:p>
          </table:table-cell>
          <table:table-cell table:formula="of:=IF([.A27]&lt;10;[.A27]*[.G27];IF([.A27]&lt;50;[.A27]*[.H27];IF([.A27]&lt;100;[.A27]*[.I27];[.A27]*[.J27])))" office:value-type="float" office:value="1.09" calcext:value-type="float">
            <text:p>1,09</text:p>
          </table:table-cell>
          <table:table-cell table:formula="of:=IF([.A27]*10&lt;10;[.A27]*10*[.G27];IF([.A27]*10&lt;50;[.A27]*10*[.H27];IF([.A27]*10&lt;100;[.A27]*10*[.I27];[.A27]*10*[.J27])))" office:value-type="float" office:value="8.22" calcext:value-type="float">
            <text:p>8,22</text:p>
          </table:table-cell>
          <table:table-cell table:formula="of:=IF([.A27]*50&lt;10;[.A27]*50*[.G27];IF([.A27]*50&lt;50;[.A27]*50*[.H27];IF([.A27]*50&lt;100;[.A27]*50*[.I27];[.A27]*50*[.J27])))" office:value-type="float" office:value="38.85" calcext:value-type="float">
            <text:p>38,85</text:p>
          </table:table-cell>
        </table:table-row>
        <table:table-row table:style-name="ro1">
          <table:table-cell table:style-name="ce35"/>
          <table:table-cell table:style-name="ce29" table:number-columns-repeated="3"/>
          <table:table-cell table:style-name="Default" table:number-columns-repeated="2"/>
          <table:table-cell table:style-name="ce35" table:number-columns-repeated="4"/>
          <table:table-cell table:style-name="ce35" table:formula="of:=SUM([.K6:.K27])" office:value-type="float" office:value="13.667" calcext:value-type="float">
            <text:p>13,667</text:p>
          </table:table-cell>
          <table:table-cell table:style-name="ce35" table:formula="of:=SUM([.L6:.L27])" office:value-type="float" office:value="123.7" calcext:value-type="float">
            <text:p>123,7</text:p>
          </table:table-cell>
          <table:table-cell table:style-name="ce35" table:formula="of:=SUM([.M6:.M27])" office:value-type="float" office:value="561.55" calcext:value-type="float">
            <text:p>561,55</text:p>
          </table:table-cell>
        </table:table-row>
        <table:table-row table:style-name="ro1">
          <table:table-cell table:style-name="ce35"/>
          <table:table-cell table:style-name="ce29" table:number-columns-repeated="3"/>
          <table:table-cell table:style-name="Default" table:number-columns-repeated="2"/>
          <table:table-cell table:style-name="ce35" table:number-columns-repeated="3"/>
          <table:table-cell table:style-name="ce35" office:value-type="string" calcext:value-type="string">
            <text:p>Piece:</text:p>
          </table:table-cell>
          <table:table-cell table:style-name="ce35" table:formula="of:=[.K28]/1" office:value-type="float" office:value="13.667" calcext:value-type="float">
            <text:p>13,667</text:p>
          </table:table-cell>
          <table:table-cell table:style-name="ce35" table:formula="of:=[.L28]/10" office:value-type="float" office:value="12.37" calcext:value-type="float">
            <text:p>12,37</text:p>
          </table:table-cell>
          <table:table-cell table:style-name="ce35" table:formula="of:=[.M28]/50" office:value-type="float" office:value="11.231" calcext:value-type="float">
            <text:p>11,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.00.0000</text:date>, <text:time style:data-style-name="N2" text:time-value="05:14:20.09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8:06:39.115000000</meta:creation-date>
    <dc:date>2016-05-18T06:07:40.967000000</dc:date>
    <meta:editing-duration>PT6H59S</meta:editing-duration>
    <meta:editing-cycles>8</meta:editing-cycles>
    <meta:generator>LibreOffice/4.2.6.3$Windows_x86 LibreOffice_project/3fd416d4c6db7d3204c17ce57a1d70f6e531ee21</meta:generator>
    <meta:document-statistic meta:table-count="4" meta:cell-count="1759" meta:object-count="0"/>
  </office:meta>
</office:document-meta>
</file>